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uda-results" table:style-name="ta1">
        <table:shapes>
          <draw:frame draw:z-index="0" draw:style-name="gr1" draw:text-style-name="P1" svg:width="6.2988in" svg:height="3.5429in" svg:x="14.1409in" svg:y="0.4992in">
            <draw:object draw:notify-on-update-of-ranges="'cuda-results'.J15:'cuda-results'.J17 'cuda-results'.K14:'cuda-results'.K14 'cuda-results'.K15:'cuda-results'.K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7882in" svg:y="5.0902in">
            <draw:object draw:notify-on-update-of-ranges="'cuda-results'.J21:'cuda-results'.J23 'cuda-results'.K20:'cuda-results'.K20 'cuda-results'.K21:'cuda-results'.K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Total time</text:p>
          </table:table-cell>
          <table:table-cell office:value-type="string" calcext:value-type="string">
            <text:p>Calculation time</text:p>
          </table:table-cell>
          <table:table-cell office:value-type="string" calcext:value-type="string">
            <text:p>Alloc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Diff from true PI</text:p>
          </table:table-cell>
          <table:table-cell/>
          <table:table-cell office:value-type="string" calcext:value-type="string">
            <text:p>Start total</text:p>
          </table:table-cell>
          <table:table-cell office:value-type="string" calcext:value-type="string">
            <text:p>Stop total</text:p>
          </table:table-cell>
          <table:table-cell office:value-type="string" calcext:value-type="string">
            <text:p>Start calc</text:p>
          </table:table-cell>
          <table:table-cell office:value-type="string" calcext:value-type="string">
            <text:p>Stop calc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ulation time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float" office:value="0.937274" calcext:value-type="float">
            <text:p>0.937274</text:p>
          </table:table-cell>
          <table:table-cell office:value-type="float" office:value="0.016476" calcext:value-type="float">
            <text:p>0.016476</text:p>
          </table:table-cell>
          <table:table-cell office:value-type="float" office:value="0.92061" calcext:value-type="float">
            <text:p>0.920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10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01</text:p>
          </table:table-cell>
          <table:table-cell table:formula="of:=AVERAGE(INDIRECT([.I2]):INDIRECT([.J2]))" office:value-type="float" office:value="0.93200398" calcext:value-type="float">
            <text:p>0.93200398</text:p>
          </table:table-cell>
          <table:table-cell table:formula="of:=AVERAGE(INDIRECT([.K2]):INDIRECT([.L2]))" office:value-type="float" office:value="0.0163532" calcext:value-type="float">
            <text:p>0.0163532</text:p>
          </table:table-cell>
          <table:table-cell table:formula="of:=[.D2]" office:value-type="float" office:value="24000000" calcext:value-type="float">
            <text:p>24000000</text:p>
          </table:table-cell>
        </table:table-row>
        <table:table-row table:style-name="ro1">
          <table:table-cell office:value-type="float" office:value="0.896628" calcext:value-type="float">
            <text:p>0.896628</text:p>
          </table:table-cell>
          <table:table-cell office:value-type="float" office:value="0.016302" calcext:value-type="float">
            <text:p>0.016302</text:p>
          </table:table-cell>
          <table:table-cell office:value-type="float" office:value="0.880194" calcext:value-type="float">
            <text:p>0.880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102</text:p>
          </table:table-cell>
          <table:table-cell office:value-type="string" calcext:value-type="string">
            <text:p>A201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B201</text:p>
          </table:table-cell>
          <table:table-cell table:formula="of:=AVERAGE(INDIRECT([.I3]):INDIRECT([.J3]))" office:value-type="float" office:value="0.94649896" calcext:value-type="float">
            <text:p>0.94649896</text:p>
          </table:table-cell>
          <table:table-cell table:formula="of:=AVERAGE(INDIRECT([.K3]):INDIRECT([.L3]))" office:value-type="float" office:value="0.03263563" calcext:value-type="float">
            <text:p>0.03263563</text:p>
          </table:table-cell>
          <table:table-cell table:formula="of:=48000000" office:value-type="float" office:value="48000000" calcext:value-type="float">
            <text:p>48000000</text:p>
          </table:table-cell>
        </table:table-row>
        <table:table-row table:style-name="ro1">
          <table:table-cell office:value-type="float" office:value="0.951866" calcext:value-type="float">
            <text:p>0.951866</text:p>
          </table:table-cell>
          <table:table-cell office:value-type="float" office:value="0.016481" calcext:value-type="float">
            <text:p>0.016481</text:p>
          </table:table-cell>
          <table:table-cell office:value-type="float" office:value="0.935194" calcext:value-type="float">
            <text:p>0.935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202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B301</text:p>
          </table:table-cell>
          <table:table-cell table:formula="of:=AVERAGE(INDIRECT([.I4]):INDIRECT([.J4]))" office:value-type="float" office:value="0.97706601" calcext:value-type="float">
            <text:p>0.97706601</text:p>
          </table:table-cell>
          <table:table-cell table:formula="of:=AVERAGE(INDIRECT([.K4]):INDIRECT([.L4]))" office:value-type="float" office:value="0.0651644" calcext:value-type="float">
            <text:p>0.0651644</text:p>
          </table:table-cell>
          <table:table-cell office:value-type="float" office:value="96000000" calcext:value-type="float">
            <text:p>96000000</text:p>
          </table:table-cell>
        </table:table-row>
        <table:table-row table:style-name="ro1">
          <table:table-cell office:value-type="float" office:value="0.921841" calcext:value-type="float">
            <text:p>0.921841</text:p>
          </table:table-cell>
          <table:table-cell office:value-type="float" office:value="0.016387" calcext:value-type="float">
            <text:p>0.016387</text:p>
          </table:table-cell>
          <table:table-cell office:value-type="float" office:value="0.905321" calcext:value-type="float">
            <text:p>0.9053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4944" calcext:value-type="float">
            <text:p>0.914944</text:p>
          </table:table-cell>
          <table:table-cell office:value-type="float" office:value="0.016319" calcext:value-type="float">
            <text:p>0.016319</text:p>
          </table:table-cell>
          <table:table-cell office:value-type="float" office:value="0.89849" calcext:value-type="float">
            <text:p>0.898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89" calcext:value-type="float">
            <text:p>0.92589</text:p>
          </table:table-cell>
          <table:table-cell office:value-type="float" office:value="0.016382" calcext:value-type="float">
            <text:p>0.016382</text:p>
          </table:table-cell>
          <table:table-cell office:value-type="float" office:value="0.909373" calcext:value-type="float">
            <text:p>0.9093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0486" calcext:value-type="float">
            <text:p>0.900486</text:p>
          </table:table-cell>
          <table:table-cell office:value-type="float" office:value="0.016307" calcext:value-type="float">
            <text:p>0.016307</text:p>
          </table:table-cell>
          <table:table-cell office:value-type="float" office:value="0.884044" calcext:value-type="float">
            <text:p>0.8840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002" calcext:value-type="float">
            <text:p>0.925002</text:p>
          </table:table-cell>
          <table:table-cell office:value-type="float" office:value="0.016281" calcext:value-type="float">
            <text:p>0.016281</text:p>
          </table:table-cell>
          <table:table-cell office:value-type="float" office:value="0.908589" calcext:value-type="float">
            <text:p>0.9085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7694" calcext:value-type="float">
            <text:p>0.947694</text:p>
          </table:table-cell>
          <table:table-cell office:value-type="float" office:value="0.016336" calcext:value-type="float">
            <text:p>0.016336</text:p>
          </table:table-cell>
          <table:table-cell office:value-type="float" office:value="0.931229" calcext:value-type="float">
            <text:p>0.931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1921" calcext:value-type="float">
            <text:p>0.961921</text:p>
          </table:table-cell>
          <table:table-cell office:value-type="float" office:value="0.016375" calcext:value-type="float">
            <text:p>0.016375</text:p>
          </table:table-cell>
          <table:table-cell office:value-type="float" office:value="0.945414" calcext:value-type="float">
            <text:p>0.9454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9774" calcext:value-type="float">
            <text:p>0.959774</text:p>
          </table:table-cell>
          <table:table-cell office:value-type="float" office:value="0.016531" calcext:value-type="float">
            <text:p>0.016531</text:p>
          </table:table-cell>
          <table:table-cell office:value-type="float" office:value="0.943026" calcext:value-type="float">
            <text:p>0.9430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0985" calcext:value-type="float">
            <text:p>0.950985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934508" calcext:value-type="float">
            <text:p>0.9345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7014" calcext:value-type="float">
            <text:p>0.967014</text:p>
          </table:table-cell>
          <table:table-cell office:value-type="float" office:value="0.016429" calcext:value-type="float">
            <text:p>0.016429</text:p>
          </table:table-cell>
          <table:table-cell office:value-type="float" office:value="0.950427" calcext:value-type="float">
            <text:p>0.9504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Average total time</text:p>
          </table:table-cell>
          <table:table-cell table:number-columns-repeated="4"/>
        </table:table-row>
        <table:table-row table:style-name="ro1">
          <table:table-cell office:value-type="float" office:value="0.919379" calcext:value-type="float">
            <text:p>0.919379</text:p>
          </table:table-cell>
          <table:table-cell office:value-type="float" office:value="0.016313" calcext:value-type="float">
            <text:p>0.016313</text:p>
          </table:table-cell>
          <table:table-cell office:value-type="float" office:value="0.902927" calcext:value-type="float">
            <text:p>0.9029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24M</text:p>
          </table:table-cell>
          <table:table-cell office:value-type="float" office:value="0.93200398" calcext:value-type="float">
            <text:p>0.93200398</text:p>
          </table:table-cell>
          <table:table-cell table:number-columns-repeated="4"/>
        </table:table-row>
        <table:table-row table:style-name="ro1">
          <table:table-cell office:value-type="float" office:value="1.000005" calcext:value-type="float">
            <text:p>1.000005</text:p>
          </table:table-cell>
          <table:table-cell office:value-type="float" office:value="0.016358" calcext:value-type="float">
            <text:p>0.016358</text:p>
          </table:table-cell>
          <table:table-cell office:value-type="float" office:value="0.98351" calcext:value-type="float">
            <text:p>0.983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48M</text:p>
          </table:table-cell>
          <table:table-cell office:value-type="float" office:value="0.94649896" calcext:value-type="float">
            <text:p>0.94649896</text:p>
          </table:table-cell>
          <table:table-cell table:number-columns-repeated="4"/>
        </table:table-row>
        <table:table-row table:style-name="ro1">
          <table:table-cell office:value-type="float" office:value="0.927672" calcext:value-type="float">
            <text:p>0.927672</text:p>
          </table:table-cell>
          <table:table-cell office:value-type="float" office:value="0.016371" calcext:value-type="float">
            <text:p>0.016371</text:p>
          </table:table-cell>
          <table:table-cell office:value-type="float" office:value="0.911166" calcext:value-type="float">
            <text:p>0.9111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96M</text:p>
          </table:table-cell>
          <table:table-cell office:value-type="float" office:value="0.97706601" calcext:value-type="float">
            <text:p>0.97706601</text:p>
          </table:table-cell>
          <table:table-cell table:number-columns-repeated="4"/>
        </table:table-row>
        <table:table-row table:style-name="ro1">
          <table:table-cell office:value-type="float" office:value="0.900229" calcext:value-type="float">
            <text:p>0.900229</text:p>
          </table:table-cell>
          <table:table-cell office:value-type="float" office:value="0.016286" calcext:value-type="float">
            <text:p>0.016286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771" calcext:value-type="float">
            <text:p>0.898771</text:p>
          </table:table-cell>
          <table:table-cell office:value-type="float" office:value="0.016307" calcext:value-type="float">
            <text:p>0.016307</text:p>
          </table:table-cell>
          <table:table-cell office:value-type="float" office:value="0.882331" calcext:value-type="float">
            <text:p>0.8823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23482193808013" calcext:value-type="float">
            <text:p>3.23482193808013</text:p>
          </table:table-cell>
          <table:table-cell office:value-type="float" office:value="0.0932292844903406" calcext:value-type="float">
            <text:p>0.093229284490341</text:p>
          </table:table-cell>
          <table:table-cell table:number-columns-repeated="8"/>
        </table:table-row>
        <table:table-row table:style-name="ro1">
          <table:table-cell office:value-type="float" office:value="0.944689" calcext:value-type="float">
            <text:p>0.944689</text:p>
          </table:table-cell>
          <table:table-cell office:value-type="float" office:value="0.016325" calcext:value-type="float">
            <text:p>0.016325</text:p>
          </table:table-cell>
          <table:table-cell office:value-type="float" office:value="0.92823" calcext:value-type="float">
            <text:p>0.92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Average calculation time</text:p>
          </table:table-cell>
          <table:table-cell table:number-columns-repeated="4"/>
        </table:table-row>
        <table:table-row table:style-name="ro1">
          <table:table-cell office:value-type="float" office:value="0.946871" calcext:value-type="float">
            <text:p>0.946871</text:p>
          </table:table-cell>
          <table:table-cell office:value-type="float" office:value="0.016341" calcext:value-type="float">
            <text:p>0.016341</text:p>
          </table:table-cell>
          <table:table-cell office:value-type="float" office:value="0.930395" calcext:value-type="float">
            <text:p>0.9303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24M</text:p>
          </table:table-cell>
          <table:table-cell office:value-type="float" office:value="0.0163532" calcext:value-type="float">
            <text:p>0.0163532</text:p>
          </table:table-cell>
          <table:table-cell table:number-columns-repeated="4"/>
        </table:table-row>
        <table:table-row table:style-name="ro1">
          <table:table-cell office:value-type="float" office:value="0.927489" calcext:value-type="float">
            <text:p>0.927489</text:p>
          </table:table-cell>
          <table:table-cell office:value-type="float" office:value="0.016348" calcext:value-type="float">
            <text:p>0.016348</text:p>
          </table:table-cell>
          <table:table-cell office:value-type="float" office:value="0.911007" calcext:value-type="float">
            <text:p>0.9110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48M</text:p>
          </table:table-cell>
          <table:table-cell office:value-type="float" office:value="0.03263563" calcext:value-type="float">
            <text:p>0.03263563</text:p>
          </table:table-cell>
          <table:table-cell table:number-columns-repeated="4"/>
        </table:table-row>
        <table:table-row table:style-name="ro1">
          <table:table-cell office:value-type="float" office:value="0.919158" calcext:value-type="float">
            <text:p>0.919158</text:p>
          </table:table-cell>
          <table:table-cell office:value-type="float" office:value="0.016302" calcext:value-type="float">
            <text:p>0.016302</text:p>
          </table:table-cell>
          <table:table-cell office:value-type="float" office:value="0.90272" calcext:value-type="float">
            <text:p>0.902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96M</text:p>
          </table:table-cell>
          <table:table-cell office:value-type="float" office:value="0.0651644" calcext:value-type="float">
            <text:p>0.0651644</text:p>
          </table:table-cell>
          <table:table-cell table:number-columns-repeated="4"/>
        </table:table-row>
        <table:table-row table:style-name="ro1">
          <table:table-cell office:value-type="float" office:value="0.951817" calcext:value-type="float">
            <text:p>0.951817</text:p>
          </table:table-cell>
          <table:table-cell office:value-type="float" office:value="0.016337" calcext:value-type="float">
            <text:p>0.016337</text:p>
          </table:table-cell>
          <table:table-cell office:value-type="float" office:value="0.935344" calcext:value-type="float">
            <text:p>0.9353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2221" calcext:value-type="float">
            <text:p>0.942221</text:p>
          </table:table-cell>
          <table:table-cell office:value-type="float" office:value="0.016385" calcext:value-type="float">
            <text:p>0.016385</text:p>
          </table:table-cell>
          <table:table-cell office:value-type="float" office:value="0.925701" calcext:value-type="float">
            <text:p>0.9257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4823" calcext:value-type="float">
            <text:p>0.934823</text:p>
          </table:table-cell>
          <table:table-cell office:value-type="float" office:value="0.016497" calcext:value-type="float">
            <text:p>0.016497</text:p>
          </table:table-cell>
          <table:table-cell office:value-type="float" office:value="0.918187" calcext:value-type="float">
            <text:p>0.9181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915" calcext:value-type="float">
            <text:p>0.925915</text:p>
          </table:table-cell>
          <table:table-cell office:value-type="float" office:value="0.016362" calcext:value-type="float">
            <text:p>0.016362</text:p>
          </table:table-cell>
          <table:table-cell office:value-type="float" office:value="0.909418" calcext:value-type="float">
            <text:p>0.9094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7099" calcext:value-type="float">
            <text:p>0.927099</text:p>
          </table:table-cell>
          <table:table-cell office:value-type="float" office:value="0.016371" calcext:value-type="float">
            <text:p>0.016371</text:p>
          </table:table-cell>
          <table:table-cell office:value-type="float" office:value="0.910594" calcext:value-type="float">
            <text:p>0.9105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9522" calcext:value-type="float">
            <text:p>0.899522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8831" calcext:value-type="float">
            <text:p>0.88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9743" calcext:value-type="float">
            <text:p>0.919743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903336" calcext:value-type="float">
            <text:p>0.9033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701" calcext:value-type="float">
            <text:p>0.94701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930427" calcext:value-type="float">
            <text:p>0.9304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5985" calcext:value-type="float">
            <text:p>0.945985</text:p>
          </table:table-cell>
          <table:table-cell office:value-type="float" office:value="0.016425" calcext:value-type="float">
            <text:p>0.016425</text:p>
          </table:table-cell>
          <table:table-cell office:value-type="float" office:value="0.929426" calcext:value-type="float">
            <text:p>0.9294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6182" calcext:value-type="float">
            <text:p>0.946182</text:p>
          </table:table-cell>
          <table:table-cell office:value-type="float" office:value="0.016505" calcext:value-type="float">
            <text:p>0.016505</text:p>
          </table:table-cell>
          <table:table-cell office:value-type="float" office:value="0.929492" calcext:value-type="float">
            <text:p>0.9294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338" calcext:value-type="float">
            <text:p>0.922338</text:p>
          </table:table-cell>
          <table:table-cell office:value-type="float" office:value="0.016303" calcext:value-type="float">
            <text:p>0.016303</text:p>
          </table:table-cell>
          <table:table-cell office:value-type="float" office:value="0.905895" calcext:value-type="float">
            <text:p>0.9058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433" calcext:value-type="float">
            <text:p>0.925433</text:p>
          </table:table-cell>
          <table:table-cell office:value-type="float" office:value="0.016359" calcext:value-type="float">
            <text:p>0.016359</text:p>
          </table:table-cell>
          <table:table-cell office:value-type="float" office:value="0.908935" calcext:value-type="float">
            <text:p>0.9089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183" calcext:value-type="float">
            <text:p>0.925183</text:p>
          </table:table-cell>
          <table:table-cell office:value-type="float" office:value="0.016358" calcext:value-type="float">
            <text:p>0.016358</text:p>
          </table:table-cell>
          <table:table-cell office:value-type="float" office:value="0.908691" calcext:value-type="float">
            <text:p>0.9086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029" calcext:value-type="float">
            <text:p>0.924029</text:p>
          </table:table-cell>
          <table:table-cell office:value-type="float" office:value="0.016322" calcext:value-type="float">
            <text:p>0.016322</text:p>
          </table:table-cell>
          <table:table-cell office:value-type="float" office:value="0.907574" calcext:value-type="float">
            <text:p>0.9075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9505" calcext:value-type="float">
            <text:p>0.899505</text:p>
          </table:table-cell>
          <table:table-cell office:value-type="float" office:value="0.016306" calcext:value-type="float">
            <text:p>0.016306</text:p>
          </table:table-cell>
          <table:table-cell office:value-type="float" office:value="0.883063" calcext:value-type="float">
            <text:p>0.8830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0056" calcext:value-type="float">
            <text:p>0.920056</text:p>
          </table:table-cell>
          <table:table-cell office:value-type="float" office:value="0.016308" calcext:value-type="float">
            <text:p>0.016308</text:p>
          </table:table-cell>
          <table:table-cell office:value-type="float" office:value="0.903612" calcext:value-type="float">
            <text:p>0.903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7559" calcext:value-type="float">
            <text:p>0.937559</text:p>
          </table:table-cell>
          <table:table-cell office:value-type="float" office:value="0.016357" calcext:value-type="float">
            <text:p>0.016357</text:p>
          </table:table-cell>
          <table:table-cell office:value-type="float" office:value="0.921066" calcext:value-type="float">
            <text:p>0.9210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4636" calcext:value-type="float">
            <text:p>0.934636</text:p>
          </table:table-cell>
          <table:table-cell office:value-type="float" office:value="0.016307" calcext:value-type="float">
            <text:p>0.016307</text:p>
          </table:table-cell>
          <table:table-cell office:value-type="float" office:value="0.918198" calcext:value-type="float">
            <text:p>0.918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577" calcext:value-type="float">
            <text:p>0.926577</text:p>
          </table:table-cell>
          <table:table-cell office:value-type="float" office:value="0.016361" calcext:value-type="float">
            <text:p>0.016361</text:p>
          </table:table-cell>
          <table:table-cell office:value-type="float" office:value="0.910076" calcext:value-type="float">
            <text:p>0.9100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1435" calcext:value-type="float">
            <text:p>0.911435</text:p>
          </table:table-cell>
          <table:table-cell office:value-type="float" office:value="0.016304" calcext:value-type="float">
            <text:p>0.016304</text:p>
          </table:table-cell>
          <table:table-cell office:value-type="float" office:value="0.894993" calcext:value-type="float">
            <text:p>0.8949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1243" calcext:value-type="float">
            <text:p>0.921243</text:p>
          </table:table-cell>
          <table:table-cell office:value-type="float" office:value="0.016293" calcext:value-type="float">
            <text:p>0.016293</text:p>
          </table:table-cell>
          <table:table-cell office:value-type="float" office:value="0.904816" calcext:value-type="float">
            <text:p>0.9048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7422" calcext:value-type="float">
            <text:p>0.927422</text:p>
          </table:table-cell>
          <table:table-cell office:value-type="float" office:value="0.016422" calcext:value-type="float">
            <text:p>0.016422</text:p>
          </table:table-cell>
          <table:table-cell office:value-type="float" office:value="0.910825" calcext:value-type="float">
            <text:p>0.910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8361" calcext:value-type="float">
            <text:p>0.98361</text:p>
          </table:table-cell>
          <table:table-cell office:value-type="float" office:value="0.016333" calcext:value-type="float">
            <text:p>0.016333</text:p>
          </table:table-cell>
          <table:table-cell office:value-type="float" office:value="0.967142" calcext:value-type="float">
            <text:p>0.9671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6757" calcext:value-type="float">
            <text:p>0.946757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930273" calcext:value-type="float">
            <text:p>0.9302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6831" calcext:value-type="float">
            <text:p>0.916831</text:p>
          </table:table-cell>
          <table:table-cell office:value-type="float" office:value="0.016313" calcext:value-type="float">
            <text:p>0.016313</text:p>
          </table:table-cell>
          <table:table-cell office:value-type="float" office:value="0.900381" calcext:value-type="float">
            <text:p>0.9003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732" calcext:value-type="float">
            <text:p>0.926732</text:p>
          </table:table-cell>
          <table:table-cell office:value-type="float" office:value="0.016284" calcext:value-type="float">
            <text:p>0.016284</text:p>
          </table:table-cell>
          <table:table-cell office:value-type="float" office:value="0.910321" calcext:value-type="float">
            <text:p>0.9103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697" calcext:value-type="float">
            <text:p>0.923697</text:p>
          </table:table-cell>
          <table:table-cell office:value-type="float" office:value="0.016349" calcext:value-type="float">
            <text:p>0.016349</text:p>
          </table:table-cell>
          <table:table-cell office:value-type="float" office:value="0.907214" calcext:value-type="float">
            <text:p>0.9072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3249" calcext:value-type="float">
            <text:p>0.903249</text:p>
          </table:table-cell>
          <table:table-cell office:value-type="float" office:value="0.016317" calcext:value-type="float">
            <text:p>0.016317</text:p>
          </table:table-cell>
          <table:table-cell office:value-type="float" office:value="0.886799" calcext:value-type="float">
            <text:p>0.8867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5853" calcext:value-type="float">
            <text:p>0.945853</text:p>
          </table:table-cell>
          <table:table-cell office:value-type="float" office:value="0.016345" calcext:value-type="float">
            <text:p>0.016345</text:p>
          </table:table-cell>
          <table:table-cell office:value-type="float" office:value="0.929373" calcext:value-type="float">
            <text:p>0.9293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778" calcext:value-type="float">
            <text:p>0.913778</text:p>
          </table:table-cell>
          <table:table-cell office:value-type="float" office:value="0.016299" calcext:value-type="float">
            <text:p>0.016299</text:p>
          </table:table-cell>
          <table:table-cell office:value-type="float" office:value="0.897342" calcext:value-type="float">
            <text:p>0.8973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3482" calcext:value-type="float">
            <text:p>0.943482</text:p>
          </table:table-cell>
          <table:table-cell office:value-type="float" office:value="0.016433" calcext:value-type="float">
            <text:p>0.016433</text:p>
          </table:table-cell>
          <table:table-cell office:value-type="float" office:value="0.926869" calcext:value-type="float">
            <text:p>0.9268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458" calcext:value-type="float">
            <text:p>0.924458</text:p>
          </table:table-cell>
          <table:table-cell office:value-type="float" office:value="0.016384" calcext:value-type="float">
            <text:p>0.016384</text:p>
          </table:table-cell>
          <table:table-cell office:value-type="float" office:value="0.90791" calcext:value-type="float">
            <text:p>0.907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645" calcext:value-type="float">
            <text:p>0.926645</text:p>
          </table:table-cell>
          <table:table-cell office:value-type="float" office:value="0.016365" calcext:value-type="float">
            <text:p>0.016365</text:p>
          </table:table-cell>
          <table:table-cell office:value-type="float" office:value="0.910147" calcext:value-type="float">
            <text:p>0.910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935" calcext:value-type="float">
            <text:p>0.922935</text:p>
          </table:table-cell>
          <table:table-cell office:value-type="float" office:value="0.016288" calcext:value-type="float">
            <text:p>0.016288</text:p>
          </table:table-cell>
          <table:table-cell office:value-type="float" office:value="0.906519" calcext:value-type="float">
            <text:p>0.9065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1092" calcext:value-type="float">
            <text:p>0.931092</text:p>
          </table:table-cell>
          <table:table-cell office:value-type="float" office:value="0.016321" calcext:value-type="float">
            <text:p>0.016321</text:p>
          </table:table-cell>
          <table:table-cell office:value-type="float" office:value="0.914644" calcext:value-type="float">
            <text:p>0.914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4851" calcext:value-type="float">
            <text:p>0.944851</text:p>
          </table:table-cell>
          <table:table-cell office:value-type="float" office:value="0.016287" calcext:value-type="float">
            <text:p>0.016287</text:p>
          </table:table-cell>
          <table:table-cell office:value-type="float" office:value="0.928434" calcext:value-type="float">
            <text:p>0.9284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674" calcext:value-type="float">
            <text:p>0.93674</text:p>
          </table:table-cell>
          <table:table-cell office:value-type="float" office:value="0.016414" calcext:value-type="float">
            <text:p>0.016414</text:p>
          </table:table-cell>
          <table:table-cell office:value-type="float" office:value="0.920194" calcext:value-type="float">
            <text:p>0.920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531" calcext:value-type="float">
            <text:p>0.926531</text:p>
          </table:table-cell>
          <table:table-cell office:value-type="float" office:value="0.016597" calcext:value-type="float">
            <text:p>0.016597</text:p>
          </table:table-cell>
          <table:table-cell office:value-type="float" office:value="0.909683" calcext:value-type="float">
            <text:p>0.9096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043" calcext:value-type="float">
            <text:p>0.91043</text:p>
          </table:table-cell>
          <table:table-cell office:value-type="float" office:value="0.016357" calcext:value-type="float">
            <text:p>0.016357</text:p>
          </table:table-cell>
          <table:table-cell office:value-type="float" office:value="0.893939" calcext:value-type="float">
            <text:p>0.8939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866" calcext:value-type="float">
            <text:p>0.924866</text:p>
          </table:table-cell>
          <table:table-cell office:value-type="float" office:value="0.016371" calcext:value-type="float">
            <text:p>0.016371</text:p>
          </table:table-cell>
          <table:table-cell office:value-type="float" office:value="0.908358" calcext:value-type="float">
            <text:p>0.9083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148" calcext:value-type="float">
            <text:p>0.913148</text:p>
          </table:table-cell>
          <table:table-cell office:value-type="float" office:value="0.016321" calcext:value-type="float">
            <text:p>0.016321</text:p>
          </table:table-cell>
          <table:table-cell office:value-type="float" office:value="0.896693" calcext:value-type="float">
            <text:p>0.8966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583" calcext:value-type="float">
            <text:p>0.922583</text:p>
          </table:table-cell>
          <table:table-cell office:value-type="float" office:value="0.016519" calcext:value-type="float">
            <text:p>0.016519</text:p>
          </table:table-cell>
          <table:table-cell office:value-type="float" office:value="0.905859" calcext:value-type="float">
            <text:p>0.9058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76638" calcext:value-type="float">
            <text:p>0.976638</text:p>
          </table:table-cell>
          <table:table-cell office:value-type="float" office:value="0.016269" calcext:value-type="float">
            <text:p>0.016269</text:p>
          </table:table-cell>
          <table:table-cell office:value-type="float" office:value="0.960237" calcext:value-type="float">
            <text:p>0.9602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019" calcext:value-type="float">
            <text:p>0.925019</text:p>
          </table:table-cell>
          <table:table-cell office:value-type="float" office:value="0.016438" calcext:value-type="float">
            <text:p>0.016438</text:p>
          </table:table-cell>
          <table:table-cell office:value-type="float" office:value="0.908447" calcext:value-type="float">
            <text:p>0.9084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1894" calcext:value-type="float">
            <text:p>0.911894</text:p>
          </table:table-cell>
          <table:table-cell office:value-type="float" office:value="0.016316" calcext:value-type="float">
            <text:p>0.016316</text:p>
          </table:table-cell>
          <table:table-cell office:value-type="float" office:value="0.89544" calcext:value-type="float">
            <text:p>0.895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2" calcext:value-type="float">
            <text:p>0.9232</text:p>
          </table:table-cell>
          <table:table-cell office:value-type="float" office:value="0.016311" calcext:value-type="float">
            <text:p>0.016311</text:p>
          </table:table-cell>
          <table:table-cell office:value-type="float" office:value="0.906757" calcext:value-type="float">
            <text:p>0.9067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91" calcext:value-type="float">
            <text:p>0.9491</text:p>
          </table:table-cell>
          <table:table-cell office:value-type="float" office:value="0.016288" calcext:value-type="float">
            <text:p>0.016288</text:p>
          </table:table-cell>
          <table:table-cell office:value-type="float" office:value="0.932684" calcext:value-type="float">
            <text:p>0.9326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1997" calcext:value-type="float">
            <text:p>0.94199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925612" calcext:value-type="float">
            <text:p>0.925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3894" calcext:value-type="float">
            <text:p>0.943894</text:p>
          </table:table-cell>
          <table:table-cell office:value-type="float" office:value="0.016276" calcext:value-type="float">
            <text:p>0.016276</text:p>
          </table:table-cell>
          <table:table-cell office:value-type="float" office:value="0.92749" calcext:value-type="float">
            <text:p>0.927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878" calcext:value-type="float">
            <text:p>0.924878</text:p>
          </table:table-cell>
          <table:table-cell office:value-type="float" office:value="0.016346" calcext:value-type="float">
            <text:p>0.016346</text:p>
          </table:table-cell>
          <table:table-cell office:value-type="float" office:value="0.908393" calcext:value-type="float">
            <text:p>0.9083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8094" calcext:value-type="float">
            <text:p>0.958094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941646" calcext:value-type="float">
            <text:p>0.9416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748" calcext:value-type="float">
            <text:p>0.96748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951024" calcext:value-type="float">
            <text:p>0.9510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7437" calcext:value-type="float">
            <text:p>0.947437</text:p>
          </table:table-cell>
          <table:table-cell office:value-type="float" office:value="0.016391" calcext:value-type="float">
            <text:p>0.016391</text:p>
          </table:table-cell>
          <table:table-cell office:value-type="float" office:value="0.930912" calcext:value-type="float">
            <text:p>0.9309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775" calcext:value-type="float">
            <text:p>0.913775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897235" calcext:value-type="float">
            <text:p>0.8972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9397" calcext:value-type="float">
            <text:p>0.909397</text:p>
          </table:table-cell>
          <table:table-cell office:value-type="float" office:value="0.016299" calcext:value-type="float">
            <text:p>0.016299</text:p>
          </table:table-cell>
          <table:table-cell office:value-type="float" office:value="0.89297" calcext:value-type="float">
            <text:p>0.892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5325" calcext:value-type="float">
            <text:p>0.945325</text:p>
          </table:table-cell>
          <table:table-cell office:value-type="float" office:value="0.016311" calcext:value-type="float">
            <text:p>0.016311</text:p>
          </table:table-cell>
          <table:table-cell office:value-type="float" office:value="0.928876" calcext:value-type="float">
            <text:p>0.9288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9313" calcext:value-type="float">
            <text:p>0.939313</text:p>
          </table:table-cell>
          <table:table-cell office:value-type="float" office:value="0.016346" calcext:value-type="float">
            <text:p>0.016346</text:p>
          </table:table-cell>
          <table:table-cell office:value-type="float" office:value="0.922833" calcext:value-type="float">
            <text:p>0.9228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564" calcext:value-type="float">
            <text:p>0.91564</text:p>
          </table:table-cell>
          <table:table-cell office:value-type="float" office:value="0.016302" calcext:value-type="float">
            <text:p>0.016302</text:p>
          </table:table-cell>
          <table:table-cell office:value-type="float" office:value="0.899204" calcext:value-type="float">
            <text:p>0.8992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398" calcext:value-type="float">
            <text:p>0.923398</text:p>
          </table:table-cell>
          <table:table-cell office:value-type="float" office:value="0.016388" calcext:value-type="float">
            <text:p>0.016388</text:p>
          </table:table-cell>
          <table:table-cell office:value-type="float" office:value="0.906877" calcext:value-type="float">
            <text:p>0.9068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824" calcext:value-type="float">
            <text:p>0.923824</text:p>
          </table:table-cell>
          <table:table-cell office:value-type="float" office:value="0.016372" calcext:value-type="float">
            <text:p>0.016372</text:p>
          </table:table-cell>
          <table:table-cell office:value-type="float" office:value="0.907318" calcext:value-type="float">
            <text:p>0.9073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1073" calcext:value-type="float">
            <text:p>0.901073</text:p>
          </table:table-cell>
          <table:table-cell office:value-type="float" office:value="0.016304" calcext:value-type="float">
            <text:p>0.016304</text:p>
          </table:table-cell>
          <table:table-cell office:value-type="float" office:value="0.884636" calcext:value-type="float">
            <text:p>0.8846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433" calcext:value-type="float">
            <text:p>0.94433</text:p>
          </table:table-cell>
          <table:table-cell office:value-type="float" office:value="0.016409" calcext:value-type="float">
            <text:p>0.016409</text:p>
          </table:table-cell>
          <table:table-cell office:value-type="float" office:value="0.927786" calcext:value-type="float">
            <text:p>0.9277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6782" calcext:value-type="float">
            <text:p>0.956782</text:p>
          </table:table-cell>
          <table:table-cell office:value-type="float" office:value="0.016376" calcext:value-type="float">
            <text:p>0.016376</text:p>
          </table:table-cell>
          <table:table-cell office:value-type="float" office:value="0.940243" calcext:value-type="float">
            <text:p>0.9402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083" calcext:value-type="float">
            <text:p>0.925083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908615" calcext:value-type="float">
            <text:p>0.9086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9683" calcext:value-type="float">
            <text:p>0.959683</text:p>
          </table:table-cell>
          <table:table-cell office:value-type="float" office:value="0.016432" calcext:value-type="float">
            <text:p>0.016432</text:p>
          </table:table-cell>
          <table:table-cell office:value-type="float" office:value="0.943096" calcext:value-type="float">
            <text:p>0.9430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204845444203" calcext:value-type="float">
            <text:p>3.15204845444203</text:p>
          </table:table-cell>
          <table:table-cell office:value-type="float" office:value="0.0104558008522324" calcext:value-type="float">
            <text:p>0.010455800852232</text:p>
          </table:table-cell>
          <table:table-cell table:number-columns-repeated="8"/>
        </table:table-row>
        <table:table-row table:style-name="ro1">
          <table:table-cell office:value-type="float" office:value="0.942201" calcext:value-type="float">
            <text:p>0.942201</text:p>
          </table:table-cell>
          <table:table-cell office:value-type="float" office:value="0.016306" calcext:value-type="float">
            <text:p>0.016306</text:p>
          </table:table-cell>
          <table:table-cell office:value-type="float" office:value="0.925759" calcext:value-type="float">
            <text:p>0.925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9041" calcext:value-type="float">
            <text:p>0.929041</text:p>
          </table:table-cell>
          <table:table-cell office:value-type="float" office:value="0.016356" calcext:value-type="float">
            <text:p>0.016356</text:p>
          </table:table-cell>
          <table:table-cell office:value-type="float" office:value="0.91255" calcext:value-type="float">
            <text:p>0.912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843" calcext:value-type="float">
            <text:p>0.922843</text:p>
          </table:table-cell>
          <table:table-cell office:value-type="float" office:value="0.016355" calcext:value-type="float">
            <text:p>0.016355</text:p>
          </table:table-cell>
          <table:table-cell office:value-type="float" office:value="0.906349" calcext:value-type="float">
            <text:p>0.9063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413" calcext:value-type="float">
            <text:p>0.926413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909926" calcext:value-type="float">
            <text:p>0.9099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086" calcext:value-type="float">
            <text:p>0.924086</text:p>
          </table:table-cell>
          <table:table-cell office:value-type="float" office:value="0.016296" calcext:value-type="float">
            <text:p>0.016296</text:p>
          </table:table-cell>
          <table:table-cell office:value-type="float" office:value="0.907656" calcext:value-type="float">
            <text:p>0.9076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837" calcext:value-type="float">
            <text:p>0.924837</text:p>
          </table:table-cell>
          <table:table-cell office:value-type="float" office:value="0.016345" calcext:value-type="float">
            <text:p>0.016345</text:p>
          </table:table-cell>
          <table:table-cell office:value-type="float" office:value="0.908356" calcext:value-type="float">
            <text:p>0.9083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5755" calcext:value-type="float">
            <text:p>0.935755</text:p>
          </table:table-cell>
          <table:table-cell office:value-type="float" office:value="0.016367" calcext:value-type="float">
            <text:p>0.016367</text:p>
          </table:table-cell>
          <table:table-cell office:value-type="float" office:value="0.919232" calcext:value-type="float">
            <text:p>0.9192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786" calcext:value-type="float">
            <text:p>0.925786</text:p>
          </table:table-cell>
          <table:table-cell office:value-type="float" office:value="0.016372" calcext:value-type="float">
            <text:p>0.016372</text:p>
          </table:table-cell>
          <table:table-cell office:value-type="float" office:value="0.90928" calcext:value-type="float">
            <text:p>0.909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385" calcext:value-type="float">
            <text:p>0.898385</text:p>
          </table:table-cell>
          <table:table-cell office:value-type="float" office:value="0.016285" calcext:value-type="float">
            <text:p>0.016285</text:p>
          </table:table-cell>
          <table:table-cell office:value-type="float" office:value="0.881967" calcext:value-type="float">
            <text:p>0.8819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9229" calcext:value-type="float">
            <text:p>0.949229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932661" calcext:value-type="float">
            <text:p>0.9326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0231" calcext:value-type="float">
            <text:p>0.950231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953" calcext:value-type="float">
            <text:p>0.96953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953074" calcext:value-type="float">
            <text:p>0.9530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224" calcext:value-type="float">
            <text:p>0.925224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908733" calcext:value-type="float">
            <text:p>0.9087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776" calcext:value-type="float">
            <text:p>0.926776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89404" calcext:value-type="float">
            <text:p>0.894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9191" calcext:value-type="float">
            <text:p>0.939191</text:p>
          </table:table-cell>
          <table:table-cell office:value-type="float" office:value="0.032559" calcext:value-type="float">
            <text:p>0.032559</text:p>
          </table:table-cell>
          <table:table-cell office:value-type="float" office:value="0.906499" calcext:value-type="float">
            <text:p>0.906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3369" calcext:value-type="float">
            <text:p>0.933369</text:p>
          </table:table-cell>
          <table:table-cell office:value-type="float" office:value="0.032622" calcext:value-type="float">
            <text:p>0.032622</text:p>
          </table:table-cell>
          <table:table-cell office:value-type="float" office:value="0.90061" calcext:value-type="float">
            <text:p>0.900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1837" calcext:value-type="float">
            <text:p>0.971837</text:p>
          </table:table-cell>
          <table:table-cell office:value-type="float" office:value="0.032558" calcext:value-type="float">
            <text:p>0.032558</text:p>
          </table:table-cell>
          <table:table-cell office:value-type="float" office:value="0.939144" calcext:value-type="float">
            <text:p>0.9391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2006" calcext:value-type="float">
            <text:p>0.962006</text:p>
          </table:table-cell>
          <table:table-cell office:value-type="float" office:value="0.032693" calcext:value-type="float">
            <text:p>0.032693</text:p>
          </table:table-cell>
          <table:table-cell office:value-type="float" office:value="0.929176" calcext:value-type="float">
            <text:p>0.9291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628" calcext:value-type="float">
            <text:p>0.927628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894833" calcext:value-type="float">
            <text:p>0.8948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827" calcext:value-type="float">
            <text:p>0.929827</text:p>
          </table:table-cell>
          <table:table-cell office:value-type="float" office:value="0.032547" calcext:value-type="float">
            <text:p>0.032547</text:p>
          </table:table-cell>
          <table:table-cell office:value-type="float" office:value="0.897146" calcext:value-type="float">
            <text:p>0.8971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1002" calcext:value-type="float">
            <text:p>0.931002</text:p>
          </table:table-cell>
          <table:table-cell office:value-type="float" office:value="0.032549" calcext:value-type="float">
            <text:p>0.032549</text:p>
          </table:table-cell>
          <table:table-cell office:value-type="float" office:value="0.898318" calcext:value-type="float">
            <text:p>0.8983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9638" calcext:value-type="float">
            <text:p>0.959638</text:p>
          </table:table-cell>
          <table:table-cell office:value-type="float" office:value="0.032679" calcext:value-type="float">
            <text:p>0.032679</text:p>
          </table:table-cell>
          <table:table-cell office:value-type="float" office:value="0.926825" calcext:value-type="float">
            <text:p>0.9268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5682" calcext:value-type="float">
            <text:p>0.935682</text:p>
          </table:table-cell>
          <table:table-cell office:value-type="float" office:value="0.032542" calcext:value-type="float">
            <text:p>0.032542</text:p>
          </table:table-cell>
          <table:table-cell office:value-type="float" office:value="0.903005" calcext:value-type="float">
            <text:p>0.9030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348" calcext:value-type="float">
            <text:p>0.96348</text:p>
          </table:table-cell>
          <table:table-cell office:value-type="float" office:value="0.032589" calcext:value-type="float">
            <text:p>0.032589</text:p>
          </table:table-cell>
          <table:table-cell office:value-type="float" office:value="0.930751" calcext:value-type="float">
            <text:p>0.930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1077" calcext:value-type="float">
            <text:p>0.961077</text:p>
          </table:table-cell>
          <table:table-cell office:value-type="float" office:value="0.032724" calcext:value-type="float">
            <text:p>0.032724</text:p>
          </table:table-cell>
          <table:table-cell office:value-type="float" office:value="0.928219" calcext:value-type="float">
            <text:p>0.9282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1075" calcext:value-type="float">
            <text:p>0.911075</text:p>
          </table:table-cell>
          <table:table-cell office:value-type="float" office:value="0.032614" calcext:value-type="float">
            <text:p>0.032614</text:p>
          </table:table-cell>
          <table:table-cell office:value-type="float" office:value="0.878325" calcext:value-type="float">
            <text:p>0.8783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86982" calcext:value-type="float">
            <text:p>0.986982</text:p>
          </table:table-cell>
          <table:table-cell office:value-type="float" office:value="0.032982" calcext:value-type="float">
            <text:p>0.032982</text:p>
          </table:table-cell>
          <table:table-cell office:value-type="float" office:value="0.953811" calcext:value-type="float">
            <text:p>0.9538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502" calcext:value-type="float">
            <text:p>0.95502</text:p>
          </table:table-cell>
          <table:table-cell office:value-type="float" office:value="0.032594" calcext:value-type="float">
            <text:p>0.032594</text:p>
          </table:table-cell>
          <table:table-cell office:value-type="float" office:value="0.922291" calcext:value-type="float">
            <text:p>0.9222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547" calcext:value-type="float">
            <text:p>0.930547</text:p>
          </table:table-cell>
          <table:table-cell office:value-type="float" office:value="0.032562" calcext:value-type="float">
            <text:p>0.032562</text:p>
          </table:table-cell>
          <table:table-cell office:value-type="float" office:value="0.897849" calcext:value-type="float">
            <text:p>0.8978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6174" calcext:value-type="float">
            <text:p>0.966174</text:p>
          </table:table-cell>
          <table:table-cell office:value-type="float" office:value="0.032554" calcext:value-type="float">
            <text:p>0.032554</text:p>
          </table:table-cell>
          <table:table-cell office:value-type="float" office:value="0.933486" calcext:value-type="float">
            <text:p>0.9334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2527" calcext:value-type="float">
            <text:p>0.942527</text:p>
          </table:table-cell>
          <table:table-cell office:value-type="float" office:value="0.032712" calcext:value-type="float">
            <text:p>0.032712</text:p>
          </table:table-cell>
          <table:table-cell office:value-type="float" office:value="0.909681" calcext:value-type="float">
            <text:p>0.9096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3897" calcext:value-type="float">
            <text:p>0.913897</text:p>
          </table:table-cell>
          <table:table-cell office:value-type="float" office:value="0.032536" calcext:value-type="float">
            <text:p>0.032536</text:p>
          </table:table-cell>
          <table:table-cell office:value-type="float" office:value="0.881227" calcext:value-type="float">
            <text:p>0.8812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8654" calcext:value-type="float">
            <text:p>0.928654</text:p>
          </table:table-cell>
          <table:table-cell office:value-type="float" office:value="0.032528" calcext:value-type="float">
            <text:p>0.032528</text:p>
          </table:table-cell>
          <table:table-cell office:value-type="float" office:value="0.895988" calcext:value-type="float">
            <text:p>0.8959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5558" calcext:value-type="float">
            <text:p>0.935558</text:p>
          </table:table-cell>
          <table:table-cell office:value-type="float" office:value="0.032522" calcext:value-type="float">
            <text:p>0.032522</text:p>
          </table:table-cell>
          <table:table-cell office:value-type="float" office:value="0.9029" calcext:value-type="float">
            <text:p>0.90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2345" calcext:value-type="float">
            <text:p>0.952345</text:p>
          </table:table-cell>
          <table:table-cell office:value-type="float" office:value="0.032652" calcext:value-type="float">
            <text:p>0.032652</text:p>
          </table:table-cell>
          <table:table-cell office:value-type="float" office:value="0.919558" calcext:value-type="float">
            <text:p>0.919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1.018552" calcext:value-type="float">
            <text:p>1.018552</text:p>
          </table:table-cell>
          <table:table-cell office:value-type="float" office:value="0.032687" calcext:value-type="float">
            <text:p>0.032687</text:p>
          </table:table-cell>
          <table:table-cell office:value-type="float" office:value="0.985729" calcext:value-type="float">
            <text:p>0.9857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951" calcext:value-type="float">
            <text:p>0.950951</text:p>
          </table:table-cell>
          <table:table-cell office:value-type="float" office:value="0.032602" calcext:value-type="float">
            <text:p>0.032602</text:p>
          </table:table-cell>
          <table:table-cell office:value-type="float" office:value="0.918214" calcext:value-type="float">
            <text:p>0.9182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295" calcext:value-type="float">
            <text:p>0.95295</text:p>
          </table:table-cell>
          <table:table-cell office:value-type="float" office:value="0.032636" calcext:value-type="float">
            <text:p>0.032636</text:p>
          </table:table-cell>
          <table:table-cell office:value-type="float" office:value="0.920176" calcext:value-type="float">
            <text:p>0.9201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45" calcext:value-type="float">
            <text:p>0.95045</text:p>
          </table:table-cell>
          <table:table-cell office:value-type="float" office:value="0.032924" calcext:value-type="float">
            <text:p>0.032924</text:p>
          </table:table-cell>
          <table:table-cell office:value-type="float" office:value="0.917335" calcext:value-type="float">
            <text:p>0.9173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236" calcext:value-type="float">
            <text:p>0.941236</text:p>
          </table:table-cell>
          <table:table-cell office:value-type="float" office:value="0.03264" calcext:value-type="float">
            <text:p>0.03264</text:p>
          </table:table-cell>
          <table:table-cell office:value-type="float" office:value="0.908456" calcext:value-type="float">
            <text:p>0.9084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9732" calcext:value-type="float">
            <text:p>0.939732</text:p>
          </table:table-cell>
          <table:table-cell office:value-type="float" office:value="0.032705" calcext:value-type="float">
            <text:p>0.032705</text:p>
          </table:table-cell>
          <table:table-cell office:value-type="float" office:value="0.906892" calcext:value-type="float">
            <text:p>0.9068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454" calcext:value-type="float">
            <text:p>0.938454</text:p>
          </table:table-cell>
          <table:table-cell office:value-type="float" office:value="0.032535" calcext:value-type="float">
            <text:p>0.032535</text:p>
          </table:table-cell>
          <table:table-cell office:value-type="float" office:value="0.905785" calcext:value-type="float">
            <text:p>0.9057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506" calcext:value-type="float">
            <text:p>0.941506</text:p>
          </table:table-cell>
          <table:table-cell office:value-type="float" office:value="0.032685" calcext:value-type="float">
            <text:p>0.032685</text:p>
          </table:table-cell>
          <table:table-cell office:value-type="float" office:value="0.908685" calcext:value-type="float">
            <text:p>0.9086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9756" calcext:value-type="float">
            <text:p>0.959756</text:p>
          </table:table-cell>
          <table:table-cell office:value-type="float" office:value="0.032722" calcext:value-type="float">
            <text:p>0.032722</text:p>
          </table:table-cell>
          <table:table-cell office:value-type="float" office:value="0.926899" calcext:value-type="float">
            <text:p>0.9268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807858056679" calcext:value-type="float">
            <text:p>3.1807858056679</text:p>
          </table:table-cell>
          <table:table-cell office:value-type="float" office:value="0.039193152078107" calcext:value-type="float">
            <text:p>0.039193152078107</text:p>
          </table:table-cell>
          <table:table-cell table:number-columns-repeated="8"/>
        </table:table-row>
        <table:table-row table:style-name="ro1">
          <table:table-cell office:value-type="float" office:value="0.937508" calcext:value-type="float">
            <text:p>0.937508</text:p>
          </table:table-cell>
          <table:table-cell office:value-type="float" office:value="0.032668" calcext:value-type="float">
            <text:p>0.032668</text:p>
          </table:table-cell>
          <table:table-cell office:value-type="float" office:value="0.904706" calcext:value-type="float">
            <text:p>0.9047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8877" calcext:value-type="float">
            <text:p>0.928877</text:p>
          </table:table-cell>
          <table:table-cell office:value-type="float" office:value="0.032582" calcext:value-type="float">
            <text:p>0.032582</text:p>
          </table:table-cell>
          <table:table-cell office:value-type="float" office:value="0.89616" calcext:value-type="float">
            <text:p>0.896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276" calcext:value-type="float">
            <text:p>0.930276</text:p>
          </table:table-cell>
          <table:table-cell office:value-type="float" office:value="0.032558" calcext:value-type="float">
            <text:p>0.032558</text:p>
          </table:table-cell>
          <table:table-cell office:value-type="float" office:value="0.897583" calcext:value-type="float">
            <text:p>0.8975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5233" calcext:value-type="float">
            <text:p>0.935233</text:p>
          </table:table-cell>
          <table:table-cell office:value-type="float" office:value="0.032544" calcext:value-type="float">
            <text:p>0.032544</text:p>
          </table:table-cell>
          <table:table-cell office:value-type="float" office:value="0.902554" calcext:value-type="float">
            <text:p>0.9025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049" calcext:value-type="float">
            <text:p>0.930049</text:p>
          </table:table-cell>
          <table:table-cell office:value-type="float" office:value="0.032636" calcext:value-type="float">
            <text:p>0.032636</text:p>
          </table:table-cell>
          <table:table-cell office:value-type="float" office:value="0.897281" calcext:value-type="float">
            <text:p>0.8972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778" calcext:value-type="float">
            <text:p>0.950778</text:p>
          </table:table-cell>
          <table:table-cell office:value-type="float" office:value="0.032583" calcext:value-type="float">
            <text:p>0.032583</text:p>
          </table:table-cell>
          <table:table-cell office:value-type="float" office:value="0.918062" calcext:value-type="float">
            <text:p>0.9180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1632" calcext:value-type="float">
            <text:p>0.961632</text:p>
          </table:table-cell>
          <table:table-cell office:value-type="float" office:value="0.032658" calcext:value-type="float">
            <text:p>0.032658</text:p>
          </table:table-cell>
          <table:table-cell office:value-type="float" office:value="0.928839" calcext:value-type="float">
            <text:p>0.9288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822" calcext:value-type="float">
            <text:p>0.940822</text:p>
          </table:table-cell>
          <table:table-cell office:value-type="float" office:value="0.032751" calcext:value-type="float">
            <text:p>0.032751</text:p>
          </table:table-cell>
          <table:table-cell office:value-type="float" office:value="0.907908" calcext:value-type="float">
            <text:p>0.9079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3135" calcext:value-type="float">
            <text:p>0.953135</text:p>
          </table:table-cell>
          <table:table-cell office:value-type="float" office:value="0.032814" calcext:value-type="float">
            <text:p>0.032814</text:p>
          </table:table-cell>
          <table:table-cell office:value-type="float" office:value="0.920147" calcext:value-type="float">
            <text:p>0.92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9687" calcext:value-type="float">
            <text:p>0.979687</text:p>
          </table:table-cell>
          <table:table-cell office:value-type="float" office:value="0.032715" calcext:value-type="float">
            <text:p>0.032715</text:p>
          </table:table-cell>
          <table:table-cell office:value-type="float" office:value="0.946834" calcext:value-type="float">
            <text:p>0.9468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1943" calcext:value-type="float">
            <text:p>0.961943</text:p>
          </table:table-cell>
          <table:table-cell office:value-type="float" office:value="0.032651" calcext:value-type="float">
            <text:p>0.032651</text:p>
          </table:table-cell>
          <table:table-cell office:value-type="float" office:value="0.929155" calcext:value-type="float">
            <text:p>0.929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5789" calcext:value-type="float">
            <text:p>0.925789</text:p>
          </table:table-cell>
          <table:table-cell office:value-type="float" office:value="0.032493" calcext:value-type="float">
            <text:p>0.032493</text:p>
          </table:table-cell>
          <table:table-cell office:value-type="float" office:value="0.893168" calcext:value-type="float">
            <text:p>0.8931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1684" calcext:value-type="float">
            <text:p>0.951684</text:p>
          </table:table-cell>
          <table:table-cell office:value-type="float" office:value="0.032585" calcext:value-type="float">
            <text:p>0.032585</text:p>
          </table:table-cell>
          <table:table-cell office:value-type="float" office:value="0.918965" calcext:value-type="float">
            <text:p>0.9189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3776" calcext:value-type="float">
            <text:p>0.933776</text:p>
          </table:table-cell>
          <table:table-cell office:value-type="float" office:value="0.032549" calcext:value-type="float">
            <text:p>0.032549</text:p>
          </table:table-cell>
          <table:table-cell office:value-type="float" office:value="0.901094" calcext:value-type="float">
            <text:p>0.9010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516" calcext:value-type="float">
            <text:p>0.97516</text:p>
          </table:table-cell>
          <table:table-cell office:value-type="float" office:value="0.032565" calcext:value-type="float">
            <text:p>0.032565</text:p>
          </table:table-cell>
          <table:table-cell office:value-type="float" office:value="0.942462" calcext:value-type="float">
            <text:p>0.9424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2385" calcext:value-type="float">
            <text:p>0.942385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909589" calcext:value-type="float">
            <text:p>0.9095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17" calcext:value-type="float">
            <text:p>0.92717</text:p>
          </table:table-cell>
          <table:table-cell office:value-type="float" office:value="0.032653" calcext:value-type="float">
            <text:p>0.032653</text:p>
          </table:table-cell>
          <table:table-cell office:value-type="float" office:value="0.894383" calcext:value-type="float">
            <text:p>0.8943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708" calcext:value-type="float">
            <text:p>0.943708</text:p>
          </table:table-cell>
          <table:table-cell office:value-type="float" office:value="0.032665" calcext:value-type="float">
            <text:p>0.032665</text:p>
          </table:table-cell>
          <table:table-cell office:value-type="float" office:value="0.910904" calcext:value-type="float">
            <text:p>0.910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8649" calcext:value-type="float">
            <text:p>0.978649</text:p>
          </table:table-cell>
          <table:table-cell office:value-type="float" office:value="0.03248" calcext:value-type="float">
            <text:p>0.03248</text:p>
          </table:table-cell>
          <table:table-cell office:value-type="float" office:value="0.94604" calcext:value-type="float">
            <text:p>0.946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3276" calcext:value-type="float">
            <text:p>0.963276</text:p>
          </table:table-cell>
          <table:table-cell office:value-type="float" office:value="0.032667" calcext:value-type="float">
            <text:p>0.032667</text:p>
          </table:table-cell>
          <table:table-cell office:value-type="float" office:value="0.930474" calcext:value-type="float">
            <text:p>0.930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4174" calcext:value-type="float">
            <text:p>0.954174</text:p>
          </table:table-cell>
          <table:table-cell office:value-type="float" office:value="0.032734" calcext:value-type="float">
            <text:p>0.032734</text:p>
          </table:table-cell>
          <table:table-cell office:value-type="float" office:value="0.921304" calcext:value-type="float">
            <text:p>0.9213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64" calcext:value-type="float">
            <text:p>0.94064</text:p>
          </table:table-cell>
          <table:table-cell office:value-type="float" office:value="0.032655" calcext:value-type="float">
            <text:p>0.032655</text:p>
          </table:table-cell>
          <table:table-cell office:value-type="float" office:value="0.907849" calcext:value-type="float">
            <text:p>0.9078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7924" calcext:value-type="float">
            <text:p>0.947924</text:p>
          </table:table-cell>
          <table:table-cell office:value-type="float" office:value="0.032524" calcext:value-type="float">
            <text:p>0.032524</text:p>
          </table:table-cell>
          <table:table-cell office:value-type="float" office:value="0.915272" calcext:value-type="float">
            <text:p>0.9152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87586" calcext:value-type="float">
            <text:p>0.987586</text:p>
          </table:table-cell>
          <table:table-cell office:value-type="float" office:value="0.032695" calcext:value-type="float">
            <text:p>0.032695</text:p>
          </table:table-cell>
          <table:table-cell office:value-type="float" office:value="0.954755" calcext:value-type="float">
            <text:p>0.9547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9305" calcext:value-type="float">
            <text:p>0.939305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906509" calcext:value-type="float">
            <text:p>0.906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5792" calcext:value-type="float">
            <text:p>0.915792</text:p>
          </table:table-cell>
          <table:table-cell office:value-type="float" office:value="0.032537" calcext:value-type="float">
            <text:p>0.032537</text:p>
          </table:table-cell>
          <table:table-cell office:value-type="float" office:value="0.88312" calcext:value-type="float">
            <text:p>0.883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9935" calcext:value-type="float">
            <text:p>0.939935</text:p>
          </table:table-cell>
          <table:table-cell office:value-type="float" office:value="0.032739" calcext:value-type="float">
            <text:p>0.032739</text:p>
          </table:table-cell>
          <table:table-cell office:value-type="float" office:value="0.907057" calcext:value-type="float">
            <text:p>0.907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8998" calcext:value-type="float">
            <text:p>0.958998</text:p>
          </table:table-cell>
          <table:table-cell office:value-type="float" office:value="0.032618" calcext:value-type="float">
            <text:p>0.032618</text:p>
          </table:table-cell>
          <table:table-cell office:value-type="float" office:value="0.926243" calcext:value-type="float">
            <text:p>0.9262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7799816564774" calcext:value-type="float">
            <text:p>3.17799816564774</text:p>
          </table:table-cell>
          <table:table-cell office:value-type="float" office:value="0.0364055120579447" calcext:value-type="float">
            <text:p>0.036405512057945</text:p>
          </table:table-cell>
          <table:table-cell table:number-columns-repeated="8"/>
        </table:table-row>
        <table:table-row table:style-name="ro1">
          <table:table-cell office:value-type="float" office:value="0.963149" calcext:value-type="float">
            <text:p>0.963149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930356" calcext:value-type="float">
            <text:p>0.9303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4694" calcext:value-type="float">
            <text:p>0.914694</text:p>
          </table:table-cell>
          <table:table-cell office:value-type="float" office:value="0.032658" calcext:value-type="float">
            <text:p>0.032658</text:p>
          </table:table-cell>
          <table:table-cell office:value-type="float" office:value="0.881902" calcext:value-type="float">
            <text:p>0.8819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587" calcext:value-type="float">
            <text:p>0.95587</text:p>
          </table:table-cell>
          <table:table-cell office:value-type="float" office:value="0.032675" calcext:value-type="float">
            <text:p>0.032675</text:p>
          </table:table-cell>
          <table:table-cell office:value-type="float" office:value="0.92306" calcext:value-type="float">
            <text:p>0.923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1895" calcext:value-type="float">
            <text:p>0.951895</text:p>
          </table:table-cell>
          <table:table-cell office:value-type="float" office:value="0.032532" calcext:value-type="float">
            <text:p>0.032532</text:p>
          </table:table-cell>
          <table:table-cell office:value-type="float" office:value="0.919228" calcext:value-type="float">
            <text:p>0.9192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817" calcext:value-type="float">
            <text:p>0.943817</text:p>
          </table:table-cell>
          <table:table-cell office:value-type="float" office:value="0.032646" calcext:value-type="float">
            <text:p>0.032646</text:p>
          </table:table-cell>
          <table:table-cell office:value-type="float" office:value="0.911037" calcext:value-type="float">
            <text:p>0.9110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399" calcext:value-type="float">
            <text:p>0.927399</text:p>
          </table:table-cell>
          <table:table-cell office:value-type="float" office:value="0.032544" calcext:value-type="float">
            <text:p>0.032544</text:p>
          </table:table-cell>
          <table:table-cell office:value-type="float" office:value="0.894718" calcext:value-type="float">
            <text:p>0.8947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442" calcext:value-type="float">
            <text:p>0.91442</text:p>
          </table:table-cell>
          <table:table-cell office:value-type="float" office:value="0.032537" calcext:value-type="float">
            <text:p>0.032537</text:p>
          </table:table-cell>
          <table:table-cell office:value-type="float" office:value="0.881751" calcext:value-type="float">
            <text:p>0.881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962" calcext:value-type="float">
            <text:p>0.940962</text:p>
          </table:table-cell>
          <table:table-cell office:value-type="float" office:value="0.032672" calcext:value-type="float">
            <text:p>0.032672</text:p>
          </table:table-cell>
          <table:table-cell office:value-type="float" office:value="0.908157" calcext:value-type="float">
            <text:p>0.9081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6724" calcext:value-type="float">
            <text:p>0.926724</text:p>
          </table:table-cell>
          <table:table-cell office:value-type="float" office:value="0.032502" calcext:value-type="float">
            <text:p>0.032502</text:p>
          </table:table-cell>
          <table:table-cell office:value-type="float" office:value="0.894096" calcext:value-type="float">
            <text:p>0.8940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649" calcext:value-type="float">
            <text:p>0.929649</text:p>
          </table:table-cell>
          <table:table-cell office:value-type="float" office:value="0.032508" calcext:value-type="float">
            <text:p>0.032508</text:p>
          </table:table-cell>
          <table:table-cell office:value-type="float" office:value="0.897007" calcext:value-type="float">
            <text:p>0.8970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7586" calcext:value-type="float">
            <text:p>0.967586</text:p>
          </table:table-cell>
          <table:table-cell office:value-type="float" office:value="0.032683" calcext:value-type="float">
            <text:p>0.032683</text:p>
          </table:table-cell>
          <table:table-cell office:value-type="float" office:value="0.934768" calcext:value-type="float">
            <text:p>0.9347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781" calcext:value-type="float">
            <text:p>0.938781</text:p>
          </table:table-cell>
          <table:table-cell office:value-type="float" office:value="0.032668" calcext:value-type="float">
            <text:p>0.032668</text:p>
          </table:table-cell>
          <table:table-cell office:value-type="float" office:value="0.905976" calcext:value-type="float">
            <text:p>0.9059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3907" calcext:value-type="float">
            <text:p>0.953907</text:p>
          </table:table-cell>
          <table:table-cell office:value-type="float" office:value="0.032564" calcext:value-type="float">
            <text:p>0.032564</text:p>
          </table:table-cell>
          <table:table-cell office:value-type="float" office:value="0.921207" calcext:value-type="float">
            <text:p>0.9212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1.001078" calcext:value-type="float">
            <text:p>1.001078</text:p>
          </table:table-cell>
          <table:table-cell office:value-type="float" office:value="0.032651" calcext:value-type="float">
            <text:p>0.032651</text:p>
          </table:table-cell>
          <table:table-cell office:value-type="float" office:value="0.968293" calcext:value-type="float">
            <text:p>0.9682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762" calcext:value-type="float">
            <text:p>0.941762</text:p>
          </table:table-cell>
          <table:table-cell office:value-type="float" office:value="0.032669" calcext:value-type="float">
            <text:p>0.032669</text:p>
          </table:table-cell>
          <table:table-cell office:value-type="float" office:value="0.908957" calcext:value-type="float">
            <text:p>0.9089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342" calcext:value-type="float">
            <text:p>0.938342</text:p>
          </table:table-cell>
          <table:table-cell office:value-type="float" office:value="0.032955" calcext:value-type="float">
            <text:p>0.032955</text:p>
          </table:table-cell>
          <table:table-cell office:value-type="float" office:value="0.905193" calcext:value-type="float">
            <text:p>0.9051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1271" calcext:value-type="float">
            <text:p>0.921271</text:p>
          </table:table-cell>
          <table:table-cell office:value-type="float" office:value="0.032502" calcext:value-type="float">
            <text:p>0.032502</text:p>
          </table:table-cell>
          <table:table-cell office:value-type="float" office:value="0.888642" calcext:value-type="float">
            <text:p>0.8886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0764" calcext:value-type="float">
            <text:p>0.970764</text:p>
          </table:table-cell>
          <table:table-cell office:value-type="float" office:value="0.032569" calcext:value-type="float">
            <text:p>0.032569</text:p>
          </table:table-cell>
          <table:table-cell office:value-type="float" office:value="0.938061" calcext:value-type="float">
            <text:p>0.9380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8601" calcext:value-type="float">
            <text:p>0.948601</text:p>
          </table:table-cell>
          <table:table-cell office:value-type="float" office:value="0.032509" calcext:value-type="float">
            <text:p>0.032509</text:p>
          </table:table-cell>
          <table:table-cell office:value-type="float" office:value="0.915964" calcext:value-type="float">
            <text:p>0.9159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0768" calcext:value-type="float">
            <text:p>0.960768</text:p>
          </table:table-cell>
          <table:table-cell office:value-type="float" office:value="0.032749" calcext:value-type="float">
            <text:p>0.032749</text:p>
          </table:table-cell>
          <table:table-cell office:value-type="float" office:value="0.927868" calcext:value-type="float">
            <text:p>0.9278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995" calcext:value-type="float">
            <text:p>0.927995</text:p>
          </table:table-cell>
          <table:table-cell office:value-type="float" office:value="0.032693" calcext:value-type="float">
            <text:p>0.032693</text:p>
          </table:table-cell>
          <table:table-cell office:value-type="float" office:value="0.895167" calcext:value-type="float">
            <text:p>0.8951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27" calcext:value-type="float">
            <text:p>0.94027</text:p>
          </table:table-cell>
          <table:table-cell office:value-type="float" office:value="0.032665" calcext:value-type="float">
            <text:p>0.032665</text:p>
          </table:table-cell>
          <table:table-cell office:value-type="float" office:value="0.90747" calcext:value-type="float">
            <text:p>0.907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9219" calcext:value-type="float">
            <text:p>0.949219</text:p>
          </table:table-cell>
          <table:table-cell office:value-type="float" office:value="0.032572" calcext:value-type="float">
            <text:p>0.032572</text:p>
          </table:table-cell>
          <table:table-cell office:value-type="float" office:value="0.916508" calcext:value-type="float">
            <text:p>0.9165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483" calcext:value-type="float">
            <text:p>0.950483</text:p>
          </table:table-cell>
          <table:table-cell office:value-type="float" office:value="0.032615" calcext:value-type="float">
            <text:p>0.032615</text:p>
          </table:table-cell>
          <table:table-cell office:value-type="float" office:value="0.91774" calcext:value-type="float">
            <text:p>0.917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548" calcext:value-type="float">
            <text:p>0.941548</text:p>
          </table:table-cell>
          <table:table-cell office:value-type="float" office:value="0.032678" calcext:value-type="float">
            <text:p>0.032678</text:p>
          </table:table-cell>
          <table:table-cell office:value-type="float" office:value="0.908731" calcext:value-type="float">
            <text:p>0.9087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8064532747809" calcext:value-type="float">
            <text:p>3.18064532747809</text:p>
          </table:table-cell>
          <table:table-cell office:value-type="float" office:value="0.0390526738882921" calcext:value-type="float">
            <text:p>0.039052673888292</text:p>
          </table:table-cell>
          <table:table-cell table:number-columns-repeated="8"/>
        </table:table-row>
        <table:table-row table:style-name="ro1">
          <table:table-cell office:value-type="float" office:value="0.948157" calcext:value-type="float">
            <text:p>0.948157</text:p>
          </table:table-cell>
          <table:table-cell office:value-type="float" office:value="0.032514" calcext:value-type="float">
            <text:p>0.032514</text:p>
          </table:table-cell>
          <table:table-cell office:value-type="float" office:value="0.915516" calcext:value-type="float">
            <text:p>0.9155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79587254407" calcext:value-type="float">
            <text:p>3.14179587254407</text:p>
          </table:table-cell>
          <table:table-cell office:value-type="float" office:value="0.000203218954272" calcext:value-type="float">
            <text:p>0.000203218954272</text:p>
          </table:table-cell>
          <table:table-cell table:number-columns-repeated="8"/>
        </table:table-row>
        <table:table-row table:style-name="ro1">
          <table:table-cell office:value-type="float" office:value="0.966298" calcext:value-type="float">
            <text:p>0.966298</text:p>
          </table:table-cell>
          <table:table-cell office:value-type="float" office:value="0.032592" calcext:value-type="float">
            <text:p>0.032592</text:p>
          </table:table-cell>
          <table:table-cell office:value-type="float" office:value="0.933573" calcext:value-type="float">
            <text:p>0.9335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81284" calcext:value-type="float">
            <text:p>0.981284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948483" calcext:value-type="float">
            <text:p>0.9484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13" calcext:value-type="float">
            <text:p>0.93813</text:p>
          </table:table-cell>
          <table:table-cell office:value-type="float" office:value="0.032661" calcext:value-type="float">
            <text:p>0.032661</text:p>
          </table:table-cell>
          <table:table-cell office:value-type="float" office:value="0.905334" calcext:value-type="float">
            <text:p>0.9053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509" calcext:value-type="float">
            <text:p>0.930509</text:p>
          </table:table-cell>
          <table:table-cell office:value-type="float" office:value="0.032562" calcext:value-type="float">
            <text:p>0.032562</text:p>
          </table:table-cell>
          <table:table-cell office:value-type="float" office:value="0.897813" calcext:value-type="float">
            <text:p>0.8978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5" calcext:value-type="float">
            <text:p>0.9435</text:p>
          </table:table-cell>
          <table:table-cell office:value-type="float" office:value="0.032579" calcext:value-type="float">
            <text:p>0.032579</text:p>
          </table:table-cell>
          <table:table-cell office:value-type="float" office:value="0.910786" calcext:value-type="float">
            <text:p>0.9107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533" calcext:value-type="float">
            <text:p>0.940533</text:p>
          </table:table-cell>
          <table:table-cell office:value-type="float" office:value="0.032734" calcext:value-type="float">
            <text:p>0.032734</text:p>
          </table:table-cell>
          <table:table-cell office:value-type="float" office:value="0.907665" calcext:value-type="float">
            <text:p>0.9076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485" calcext:value-type="float">
            <text:p>0.938485</text:p>
          </table:table-cell>
          <table:table-cell office:value-type="float" office:value="0.032872" calcext:value-type="float">
            <text:p>0.032872</text:p>
          </table:table-cell>
          <table:table-cell office:value-type="float" office:value="0.905474" calcext:value-type="float">
            <text:p>0.905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2479" calcext:value-type="float">
            <text:p>0.932479</text:p>
          </table:table-cell>
          <table:table-cell office:value-type="float" office:value="0.032811" calcext:value-type="float">
            <text:p>0.032811</text:p>
          </table:table-cell>
          <table:table-cell office:value-type="float" office:value="0.899535" calcext:value-type="float">
            <text:p>0.8995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851" calcext:value-type="float">
            <text:p>0.938851</text:p>
          </table:table-cell>
          <table:table-cell office:value-type="float" office:value="0.03274" calcext:value-type="float">
            <text:p>0.03274</text:p>
          </table:table-cell>
          <table:table-cell office:value-type="float" office:value="0.905953" calcext:value-type="float">
            <text:p>0.905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2674" calcext:value-type="float">
            <text:p>0.942674</text:p>
          </table:table-cell>
          <table:table-cell office:value-type="float" office:value="0.032705" calcext:value-type="float">
            <text:p>0.032705</text:p>
          </table:table-cell>
          <table:table-cell office:value-type="float" office:value="0.90983" calcext:value-type="float">
            <text:p>0.909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596" calcext:value-type="float">
            <text:p>0.950596</text:p>
          </table:table-cell>
          <table:table-cell office:value-type="float" office:value="0.032633" calcext:value-type="float">
            <text:p>0.032633</text:p>
          </table:table-cell>
          <table:table-cell office:value-type="float" office:value="0.91783" calcext:value-type="float">
            <text:p>0.917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119" calcext:value-type="float">
            <text:p>0.93119</text:p>
          </table:table-cell>
          <table:table-cell office:value-type="float" office:value="0.032564" calcext:value-type="float">
            <text:p>0.032564</text:p>
          </table:table-cell>
          <table:table-cell office:value-type="float" office:value="0.898492" calcext:value-type="float">
            <text:p>0.8984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5362" calcext:value-type="float">
            <text:p>0.945362</text:p>
          </table:table-cell>
          <table:table-cell office:value-type="float" office:value="0.032588" calcext:value-type="float">
            <text:p>0.032588</text:p>
          </table:table-cell>
          <table:table-cell office:value-type="float" office:value="0.912638" calcext:value-type="float">
            <text:p>0.9126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9134" calcext:value-type="float">
            <text:p>0.959134</text:p>
          </table:table-cell>
          <table:table-cell office:value-type="float" office:value="0.032645" calcext:value-type="float">
            <text:p>0.032645</text:p>
          </table:table-cell>
          <table:table-cell office:value-type="float" office:value="0.926354" calcext:value-type="float">
            <text:p>0.9263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799" calcext:value-type="float">
            <text:p>0.94799</text:p>
          </table:table-cell>
          <table:table-cell office:value-type="float" office:value="0.03267" calcext:value-type="float">
            <text:p>0.03267</text:p>
          </table:table-cell>
          <table:table-cell office:value-type="float" office:value="0.915187" calcext:value-type="float">
            <text:p>0.9151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159309249862" calcext:value-type="float">
            <text:p>3.16159309249862</text:p>
          </table:table-cell>
          <table:table-cell office:value-type="float" office:value="0.0200004389088275" calcext:value-type="float">
            <text:p>0.020000438908828</text:p>
          </table:table-cell>
          <table:table-cell table:number-columns-repeated="8"/>
        </table:table-row>
        <table:table-row table:style-name="ro1">
          <table:table-cell office:value-type="float" office:value="0.963365" calcext:value-type="float">
            <text:p>0.963365</text:p>
          </table:table-cell>
          <table:table-cell office:value-type="float" office:value="0.065005" calcext:value-type="float">
            <text:p>0.065005</text:p>
          </table:table-cell>
          <table:table-cell office:value-type="float" office:value="0.898222" calcext:value-type="float">
            <text:p>0.8982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341" calcext:value-type="float">
            <text:p>0.962341</text:p>
          </table:table-cell>
          <table:table-cell office:value-type="float" office:value="0.065079" calcext:value-type="float">
            <text:p>0.065079</text:p>
          </table:table-cell>
          <table:table-cell office:value-type="float" office:value="0.897124" calcext:value-type="float">
            <text:p>0.8971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3917" calcext:value-type="float">
            <text:p>0.993917</text:p>
          </table:table-cell>
          <table:table-cell office:value-type="float" office:value="0.065349" calcext:value-type="float">
            <text:p>0.065349</text:p>
          </table:table-cell>
          <table:table-cell office:value-type="float" office:value="0.92843" calcext:value-type="float">
            <text:p>0.928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759" calcext:value-type="float">
            <text:p>0.962759</text:p>
          </table:table-cell>
          <table:table-cell office:value-type="float" office:value="0.065095" calcext:value-type="float">
            <text:p>0.065095</text:p>
          </table:table-cell>
          <table:table-cell office:value-type="float" office:value="0.897521" calcext:value-type="float">
            <text:p>0.8975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764" calcext:value-type="float">
            <text:p>0.973764</text:p>
          </table:table-cell>
          <table:table-cell office:value-type="float" office:value="0.065361" calcext:value-type="float">
            <text:p>0.065361</text:p>
          </table:table-cell>
          <table:table-cell office:value-type="float" office:value="0.908268" calcext:value-type="float">
            <text:p>0.9082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6389" calcext:value-type="float">
            <text:p>0.976389</text:p>
          </table:table-cell>
          <table:table-cell office:value-type="float" office:value="0.065274" calcext:value-type="float">
            <text:p>0.065274</text:p>
          </table:table-cell>
          <table:table-cell office:value-type="float" office:value="0.910978" calcext:value-type="float">
            <text:p>0.9109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2605" calcext:value-type="float">
            <text:p>0.972605</text:p>
          </table:table-cell>
          <table:table-cell office:value-type="float" office:value="0.065248" calcext:value-type="float">
            <text:p>0.065248</text:p>
          </table:table-cell>
          <table:table-cell office:value-type="float" office:value="0.90722" calcext:value-type="float">
            <text:p>0.907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543321397406" calcext:value-type="float">
            <text:p>3.14543321397406</text:p>
          </table:table-cell>
          <table:table-cell office:value-type="float" office:value="0.00384056038426328" calcext:value-type="float">
            <text:p>0.003840560384263</text:p>
          </table:table-cell>
          <table:table-cell table:number-columns-repeated="8"/>
        </table:table-row>
        <table:table-row table:style-name="ro1">
          <table:table-cell office:value-type="float" office:value="0.971999" calcext:value-type="float">
            <text:p>0.971999</text:p>
          </table:table-cell>
          <table:table-cell office:value-type="float" office:value="0.065265" calcext:value-type="float">
            <text:p>0.065265</text:p>
          </table:table-cell>
          <table:table-cell office:value-type="float" office:value="0.906593" calcext:value-type="float">
            <text:p>0.9065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9772" calcext:value-type="float">
            <text:p>0.989772</text:p>
          </table:table-cell>
          <table:table-cell office:value-type="float" office:value="0.065248" calcext:value-type="float">
            <text:p>0.065248</text:p>
          </table:table-cell>
          <table:table-cell office:value-type="float" office:value="0.924382" calcext:value-type="float">
            <text:p>0.9243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743" calcext:value-type="float">
            <text:p>0.983743</text:p>
          </table:table-cell>
          <table:table-cell office:value-type="float" office:value="0.065044" calcext:value-type="float">
            <text:p>0.065044</text:p>
          </table:table-cell>
          <table:table-cell office:value-type="float" office:value="0.918565" calcext:value-type="float">
            <text:p>0.9185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7443" calcext:value-type="float">
            <text:p>0.977443</text:p>
          </table:table-cell>
          <table:table-cell office:value-type="float" office:value="0.064964" calcext:value-type="float">
            <text:p>0.064964</text:p>
          </table:table-cell>
          <table:table-cell office:value-type="float" office:value="0.912349" calcext:value-type="float">
            <text:p>0.9123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1462" calcext:value-type="float">
            <text:p>1.011462</text:p>
          </table:table-cell>
          <table:table-cell office:value-type="float" office:value="0.064987" calcext:value-type="float">
            <text:p>0.064987</text:p>
          </table:table-cell>
          <table:table-cell office:value-type="float" office:value="0.946345" calcext:value-type="float">
            <text:p>0.946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23887" calcext:value-type="float">
            <text:p>1.023887</text:p>
          </table:table-cell>
          <table:table-cell office:value-type="float" office:value="0.065241" calcext:value-type="float">
            <text:p>0.065241</text:p>
          </table:table-cell>
          <table:table-cell office:value-type="float" office:value="0.958513" calcext:value-type="float">
            <text:p>0.9585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9545" calcext:value-type="float">
            <text:p>0.999545</text:p>
          </table:table-cell>
          <table:table-cell office:value-type="float" office:value="0.065325" calcext:value-type="float">
            <text:p>0.065325</text:p>
          </table:table-cell>
          <table:table-cell office:value-type="float" office:value="0.934084" calcext:value-type="float">
            <text:p>0.9340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104" calcext:value-type="float">
            <text:p>0.963104</text:p>
          </table:table-cell>
          <table:table-cell office:value-type="float" office:value="0.065058" calcext:value-type="float">
            <text:p>0.065058</text:p>
          </table:table-cell>
          <table:table-cell office:value-type="float" office:value="0.89791" calcext:value-type="float">
            <text:p>0.897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2977" calcext:value-type="float">
            <text:p>0.992977</text:p>
          </table:table-cell>
          <table:table-cell office:value-type="float" office:value="0.065438" calcext:value-type="float">
            <text:p>0.065438</text:p>
          </table:table-cell>
          <table:table-cell office:value-type="float" office:value="0.927402" calcext:value-type="float">
            <text:p>0.9274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6927" calcext:value-type="float">
            <text:p>0.986927</text:p>
          </table:table-cell>
          <table:table-cell office:value-type="float" office:value="0.065054" calcext:value-type="float">
            <text:p>0.065054</text:p>
          </table:table-cell>
          <table:table-cell office:value-type="float" office:value="0.921737" calcext:value-type="float">
            <text:p>0.9217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34" calcext:value-type="float">
            <text:p>0.94634</text:p>
          </table:table-cell>
          <table:table-cell office:value-type="float" office:value="0.065035" calcext:value-type="float">
            <text:p>0.065035</text:p>
          </table:table-cell>
          <table:table-cell office:value-type="float" office:value="0.88117" calcext:value-type="float">
            <text:p>0.881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5994" calcext:value-type="float">
            <text:p>0.945994</text:p>
          </table:table-cell>
          <table:table-cell office:value-type="float" office:value="0.065055" calcext:value-type="float">
            <text:p>0.065055</text:p>
          </table:table-cell>
          <table:table-cell office:value-type="float" office:value="0.880803" calcext:value-type="float">
            <text:p>0.8808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6739" calcext:value-type="float">
            <text:p>0.986739</text:p>
          </table:table-cell>
          <table:table-cell office:value-type="float" office:value="0.065042" calcext:value-type="float">
            <text:p>0.065042</text:p>
          </table:table-cell>
          <table:table-cell office:value-type="float" office:value="0.921558" calcext:value-type="float">
            <text:p>0.9215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6934" calcext:value-type="float">
            <text:p>0.986934</text:p>
          </table:table-cell>
          <table:table-cell office:value-type="float" office:value="0.064963" calcext:value-type="float">
            <text:p>0.064963</text:p>
          </table:table-cell>
          <table:table-cell office:value-type="float" office:value="0.921836" calcext:value-type="float">
            <text:p>0.9218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8765" calcext:value-type="float">
            <text:p>0.948765</text:p>
          </table:table-cell>
          <table:table-cell office:value-type="float" office:value="0.065073" calcext:value-type="float">
            <text:p>0.065073</text:p>
          </table:table-cell>
          <table:table-cell office:value-type="float" office:value="0.883557" calcext:value-type="float">
            <text:p>0.8835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082948814647" calcext:value-type="float">
            <text:p>3.15082948814647</text:p>
          </table:table-cell>
          <table:table-cell office:value-type="float" office:value="0.00923683455667534" calcext:value-type="float">
            <text:p>0.009236834556675</text:p>
          </table:table-cell>
          <table:table-cell table:number-columns-repeated="8"/>
        </table:table-row>
        <table:table-row table:style-name="ro1">
          <table:table-cell office:value-type="float" office:value="0.946919" calcext:value-type="float">
            <text:p>0.946919</text:p>
          </table:table-cell>
          <table:table-cell office:value-type="float" office:value="0.065037" calcext:value-type="float">
            <text:p>0.065037</text:p>
          </table:table-cell>
          <table:table-cell office:value-type="float" office:value="0.881748" calcext:value-type="float">
            <text:p>0.8817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386" calcext:value-type="float">
            <text:p>0.962386</text:p>
          </table:table-cell>
          <table:table-cell office:value-type="float" office:value="0.065046" calcext:value-type="float">
            <text:p>0.065046</text:p>
          </table:table-cell>
          <table:table-cell office:value-type="float" office:value="0.897205" calcext:value-type="float">
            <text:p>0.8972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0617" calcext:value-type="float">
            <text:p>1.010617</text:p>
          </table:table-cell>
          <table:table-cell office:value-type="float" office:value="0.065294" calcext:value-type="float">
            <text:p>0.065294</text:p>
          </table:table-cell>
          <table:table-cell office:value-type="float" office:value="0.945186" calcext:value-type="float">
            <text:p>0.9451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814" calcext:value-type="float">
            <text:p>0.96814</text:p>
          </table:table-cell>
          <table:table-cell office:value-type="float" office:value="0.065043" calcext:value-type="float">
            <text:p>0.065043</text:p>
          </table:table-cell>
          <table:table-cell office:value-type="float" office:value="0.90296" calcext:value-type="float">
            <text:p>0.902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8706" calcext:value-type="float">
            <text:p>0.988706</text:p>
          </table:table-cell>
          <table:table-cell office:value-type="float" office:value="0.065319" calcext:value-type="float">
            <text:p>0.065319</text:p>
          </table:table-cell>
          <table:table-cell office:value-type="float" office:value="0.92325" calcext:value-type="float">
            <text:p>0.923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1531" calcext:value-type="float">
            <text:p>0.981531</text:p>
          </table:table-cell>
          <table:table-cell office:value-type="float" office:value="0.065174" calcext:value-type="float">
            <text:p>0.065174</text:p>
          </table:table-cell>
          <table:table-cell office:value-type="float" office:value="0.91622" calcext:value-type="float">
            <text:p>0.916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017757755123" calcext:value-type="float">
            <text:p>3.16017757755123</text:p>
          </table:table-cell>
          <table:table-cell office:value-type="float" office:value="0.0185849239614333" calcext:value-type="float">
            <text:p>0.018584923961433</text:p>
          </table:table-cell>
          <table:table-cell table:number-columns-repeated="8"/>
        </table:table-row>
        <table:table-row table:style-name="ro1">
          <table:table-cell office:value-type="float" office:value="0.99253" calcext:value-type="float">
            <text:p>0.99253</text:p>
          </table:table-cell>
          <table:table-cell office:value-type="float" office:value="0.065164" calcext:value-type="float">
            <text:p>0.065164</text:p>
          </table:table-cell>
          <table:table-cell office:value-type="float" office:value="0.927235" calcext:value-type="float">
            <text:p>0.9272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165" calcext:value-type="float">
            <text:p>0.963165</text:p>
          </table:table-cell>
          <table:table-cell office:value-type="float" office:value="0.065098" calcext:value-type="float">
            <text:p>0.065098</text:p>
          </table:table-cell>
          <table:table-cell office:value-type="float" office:value="0.897928" calcext:value-type="float">
            <text:p>0.8979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7184" calcext:value-type="float">
            <text:p>0.947184</text:p>
          </table:table-cell>
          <table:table-cell office:value-type="float" office:value="0.065152" calcext:value-type="float">
            <text:p>0.065152</text:p>
          </table:table-cell>
          <table:table-cell office:value-type="float" office:value="0.881899" calcext:value-type="float">
            <text:p>0.881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342" calcext:value-type="float">
            <text:p>0.963342</text:p>
          </table:table-cell>
          <table:table-cell office:value-type="float" office:value="0.065055" calcext:value-type="float">
            <text:p>0.065055</text:p>
          </table:table-cell>
          <table:table-cell office:value-type="float" office:value="0.898145" calcext:value-type="float">
            <text:p>0.898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43" calcext:value-type="float">
            <text:p>1.0043</text:p>
          </table:table-cell>
          <table:table-cell office:value-type="float" office:value="0.065115" calcext:value-type="float">
            <text:p>0.065115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9623" calcext:value-type="float">
            <text:p>0.989623</text:p>
          </table:table-cell>
          <table:table-cell office:value-type="float" office:value="0.065179" calcext:value-type="float">
            <text:p>0.065179</text:p>
          </table:table-cell>
          <table:table-cell office:value-type="float" office:value="0.924306" calcext:value-type="float">
            <text:p>0.9243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154" calcext:value-type="float">
            <text:p>0.99154</text:p>
          </table:table-cell>
          <table:table-cell office:value-type="float" office:value="0.065229" calcext:value-type="float">
            <text:p>0.065229</text:p>
          </table:table-cell>
          <table:table-cell office:value-type="float" office:value="0.92618" calcext:value-type="float">
            <text:p>0.926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8806" calcext:value-type="float">
            <text:p>0.988806</text:p>
          </table:table-cell>
          <table:table-cell office:value-type="float" office:value="0.065061" calcext:value-type="float">
            <text:p>0.065061</text:p>
          </table:table-cell>
          <table:table-cell office:value-type="float" office:value="0.92361" calcext:value-type="float">
            <text:p>0.92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497" calcext:value-type="float">
            <text:p>0.99497</text:p>
          </table:table-cell>
          <table:table-cell office:value-type="float" office:value="0.065047" calcext:value-type="float">
            <text:p>0.065047</text:p>
          </table:table-cell>
          <table:table-cell office:value-type="float" office:value="0.929788" calcext:value-type="float">
            <text:p>0.9297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4079" calcext:value-type="float">
            <text:p>0.984079</text:p>
          </table:table-cell>
          <table:table-cell office:value-type="float" office:value="0.065912" calcext:value-type="float">
            <text:p>0.065912</text:p>
          </table:table-cell>
          <table:table-cell office:value-type="float" office:value="0.91799" calcext:value-type="float">
            <text:p>0.917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1176" calcext:value-type="float">
            <text:p>1.011176</text:p>
          </table:table-cell>
          <table:table-cell office:value-type="float" office:value="0.065217" calcext:value-type="float">
            <text:p>0.065217</text:p>
          </table:table-cell>
          <table:table-cell office:value-type="float" office:value="0.945829" calcext:value-type="float">
            <text:p>0.9458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7985" calcext:value-type="float">
            <text:p>1.007985</text:p>
          </table:table-cell>
          <table:table-cell office:value-type="float" office:value="0.064969" calcext:value-type="float">
            <text:p>0.064969</text:p>
          </table:table-cell>
          <table:table-cell office:value-type="float" office:value="0.942888" calcext:value-type="float">
            <text:p>0.9428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0929" calcext:value-type="float">
            <text:p>0.970929</text:p>
          </table:table-cell>
          <table:table-cell office:value-type="float" office:value="0.064955" calcext:value-type="float">
            <text:p>0.064955</text:p>
          </table:table-cell>
          <table:table-cell office:value-type="float" office:value="0.905848" calcext:value-type="float">
            <text:p>0.9058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7424" calcext:value-type="float">
            <text:p>0.987424</text:p>
          </table:table-cell>
          <table:table-cell office:value-type="float" office:value="0.065094" calcext:value-type="float">
            <text:p>0.065094</text:p>
          </table:table-cell>
          <table:table-cell office:value-type="float" office:value="0.922195" calcext:value-type="float">
            <text:p>0.9221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6834" calcext:value-type="float">
            <text:p>0.956834</text:p>
          </table:table-cell>
          <table:table-cell office:value-type="float" office:value="0.065363" calcext:value-type="float">
            <text:p>0.065363</text:p>
          </table:table-cell>
          <table:table-cell office:value-type="float" office:value="0.891337" calcext:value-type="float">
            <text:p>0.8913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501" calcext:value-type="float">
            <text:p>0.985501</text:p>
          </table:table-cell>
          <table:table-cell office:value-type="float" office:value="0.065283" calcext:value-type="float">
            <text:p>0.065283</text:p>
          </table:table-cell>
          <table:table-cell office:value-type="float" office:value="0.920082" calcext:value-type="float">
            <text:p>0.9200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549" calcext:value-type="float">
            <text:p>0.983549</text:p>
          </table:table-cell>
          <table:table-cell office:value-type="float" office:value="0.06503" calcext:value-type="float">
            <text:p>0.06503</text:p>
          </table:table-cell>
          <table:table-cell office:value-type="float" office:value="0.918382" calcext:value-type="float">
            <text:p>0.9183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623" calcext:value-type="float">
            <text:p>0.962623</text:p>
          </table:table-cell>
          <table:table-cell office:value-type="float" office:value="0.06506" calcext:value-type="float">
            <text:p>0.06506</text:p>
          </table:table-cell>
          <table:table-cell office:value-type="float" office:value="0.897427" calcext:value-type="float">
            <text:p>0.897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679" calcext:value-type="float">
            <text:p>0.974679</text:p>
          </table:table-cell>
          <table:table-cell office:value-type="float" office:value="0.06539" calcext:value-type="float">
            <text:p>0.06539</text:p>
          </table:table-cell>
          <table:table-cell office:value-type="float" office:value="0.909136" calcext:value-type="float">
            <text:p>0.9091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556" calcext:value-type="float">
            <text:p>0.963556</text:p>
          </table:table-cell>
          <table:table-cell office:value-type="float" office:value="0.065029" calcext:value-type="float">
            <text:p>0.065029</text:p>
          </table:table-cell>
          <table:table-cell office:value-type="float" office:value="0.898393" calcext:value-type="float">
            <text:p>0.8983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32805" calcext:value-type="float">
            <text:p>1.032805</text:p>
          </table:table-cell>
          <table:table-cell office:value-type="float" office:value="0.065235" calcext:value-type="float">
            <text:p>0.065235</text:p>
          </table:table-cell>
          <table:table-cell office:value-type="float" office:value="0.967432" calcext:value-type="float">
            <text:p>0.967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568" calcext:value-type="float">
            <text:p>0.983568</text:p>
          </table:table-cell>
          <table:table-cell office:value-type="float" office:value="0.065233" calcext:value-type="float">
            <text:p>0.065233</text:p>
          </table:table-cell>
          <table:table-cell office:value-type="float" office:value="0.918203" calcext:value-type="float">
            <text:p>0.9182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7563" calcext:value-type="float">
            <text:p>0.987563</text:p>
          </table:table-cell>
          <table:table-cell office:value-type="float" office:value="0.065232" calcext:value-type="float">
            <text:p>0.065232</text:p>
          </table:table-cell>
          <table:table-cell office:value-type="float" office:value="0.922194" calcext:value-type="float">
            <text:p>0.9221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143" calcext:value-type="float">
            <text:p>0.975143</text:p>
          </table:table-cell>
          <table:table-cell office:value-type="float" office:value="0.065333" calcext:value-type="float">
            <text:p>0.065333</text:p>
          </table:table-cell>
          <table:table-cell office:value-type="float" office:value="0.909674" calcext:value-type="float">
            <text:p>0.9096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211" calcext:value-type="float">
            <text:p>0.963211</text:p>
          </table:table-cell>
          <table:table-cell office:value-type="float" office:value="0.065026" calcext:value-type="float">
            <text:p>0.065026</text:p>
          </table:table-cell>
          <table:table-cell office:value-type="float" office:value="0.898053" calcext:value-type="float">
            <text:p>0.8980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5957" calcext:value-type="float">
            <text:p>0.955957</text:p>
          </table:table-cell>
          <table:table-cell office:value-type="float" office:value="0.065423" calcext:value-type="float">
            <text:p>0.065423</text:p>
          </table:table-cell>
          <table:table-cell office:value-type="float" office:value="0.89038" calcext:value-type="float">
            <text:p>0.890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609" calcext:value-type="float">
            <text:p>0.985609</text:p>
          </table:table-cell>
          <table:table-cell office:value-type="float" office:value="0.065057" calcext:value-type="float">
            <text:p>0.065057</text:p>
          </table:table-cell>
          <table:table-cell office:value-type="float" office:value="0.920415" calcext:value-type="float">
            <text:p>0.9204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542" calcext:value-type="float">
            <text:p>0.973542</text:p>
          </table:table-cell>
          <table:table-cell office:value-type="float" office:value="0.065297" calcext:value-type="float">
            <text:p>0.065297</text:p>
          </table:table-cell>
          <table:table-cell office:value-type="float" office:value="0.90811" calcext:value-type="float">
            <text:p>0.908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537" calcext:value-type="float">
            <text:p>0.94537</text:p>
          </table:table-cell>
          <table:table-cell office:value-type="float" office:value="0.065244" calcext:value-type="float">
            <text:p>0.065244</text:p>
          </table:table-cell>
          <table:table-cell office:value-type="float" office:value="0.87999" calcext:value-type="float">
            <text:p>0.879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081" calcext:value-type="float">
            <text:p>0.946081</text:p>
          </table:table-cell>
          <table:table-cell office:value-type="float" office:value="0.064977" calcext:value-type="float">
            <text:p>0.064977</text:p>
          </table:table-cell>
          <table:table-cell office:value-type="float" office:value="0.880976" calcext:value-type="float">
            <text:p>0.8809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6107" calcext:value-type="float">
            <text:p>0.986107</text:p>
          </table:table-cell>
          <table:table-cell office:value-type="float" office:value="0.064995" calcext:value-type="float">
            <text:p>0.064995</text:p>
          </table:table-cell>
          <table:table-cell office:value-type="float" office:value="0.920976" calcext:value-type="float">
            <text:p>0.9209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482" calcext:value-type="float">
            <text:p>0.975482</text:p>
          </table:table-cell>
          <table:table-cell office:value-type="float" office:value="0.065361" calcext:value-type="float">
            <text:p>0.065361</text:p>
          </table:table-cell>
          <table:table-cell office:value-type="float" office:value="0.909988" calcext:value-type="float">
            <text:p>0.9099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802" calcext:value-type="float">
            <text:p>0.974802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0.909308" calcext:value-type="float">
            <text:p>0.9093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2786" calcext:value-type="float">
            <text:p>0.982786</text:p>
          </table:table-cell>
          <table:table-cell office:value-type="float" office:value="0.065072" calcext:value-type="float">
            <text:p>0.065072</text:p>
          </table:table-cell>
          <table:table-cell office:value-type="float" office:value="0.917579" calcext:value-type="float">
            <text:p>0.9175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083" calcext:value-type="float">
            <text:p>0.973083</text:p>
          </table:table-cell>
          <table:table-cell office:value-type="float" office:value="0.065117" calcext:value-type="float">
            <text:p>0.065117</text:p>
          </table:table-cell>
          <table:table-cell office:value-type="float" office:value="0.907823" calcext:value-type="float">
            <text:p>0.9078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638" calcext:value-type="float">
            <text:p>0.962638</text:p>
          </table:table-cell>
          <table:table-cell office:value-type="float" office:value="0.065062" calcext:value-type="float">
            <text:p>0.065062</text:p>
          </table:table-cell>
          <table:table-cell office:value-type="float" office:value="0.89744" calcext:value-type="float">
            <text:p>0.897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0041" calcext:value-type="float">
            <text:p>1.000041</text:p>
          </table:table-cell>
          <table:table-cell office:value-type="float" office:value="0.065332" calcext:value-type="float">
            <text:p>0.065332</text:p>
          </table:table-cell>
          <table:table-cell office:value-type="float" office:value="0.934573" calcext:value-type="float">
            <text:p>0.9345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884" calcext:value-type="float">
            <text:p>0.95884</text:p>
          </table:table-cell>
          <table:table-cell office:value-type="float" office:value="0.065077" calcext:value-type="float">
            <text:p>0.065077</text:p>
          </table:table-cell>
          <table:table-cell office:value-type="float" office:value="0.893628" calcext:value-type="float">
            <text:p>0.8936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6144" calcext:value-type="float">
            <text:p>0.956144</text:p>
          </table:table-cell>
          <table:table-cell office:value-type="float" office:value="0.065072" calcext:value-type="float">
            <text:p>0.065072</text:p>
          </table:table-cell>
          <table:table-cell office:value-type="float" office:value="0.890935" calcext:value-type="float">
            <text:p>0.8909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9669" calcext:value-type="float">
            <text:p>0.959669</text:p>
          </table:table-cell>
          <table:table-cell office:value-type="float" office:value="0.065205" calcext:value-type="float">
            <text:p>0.065205</text:p>
          </table:table-cell>
          <table:table-cell office:value-type="float" office:value="0.894326" calcext:value-type="float">
            <text:p>0.8943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2131" calcext:value-type="float">
            <text:p>0.992131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926709" calcext:value-type="float">
            <text:p>0.9267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1023" calcext:value-type="float">
            <text:p>1.001023</text:p>
          </table:table-cell>
          <table:table-cell office:value-type="float" office:value="0.065312" calcext:value-type="float">
            <text:p>0.065312</text:p>
          </table:table-cell>
          <table:table-cell office:value-type="float" office:value="0.935575" calcext:value-type="float">
            <text:p>0.9355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553" calcext:value-type="float">
            <text:p>0.962553</text:p>
          </table:table-cell>
          <table:table-cell office:value-type="float" office:value="0.065137" calcext:value-type="float">
            <text:p>0.065137</text:p>
          </table:table-cell>
          <table:table-cell office:value-type="float" office:value="0.897282" calcext:value-type="float">
            <text:p>0.8972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295" calcext:value-type="float">
            <text:p>0.95295</text:p>
          </table:table-cell>
          <table:table-cell office:value-type="float" office:value="0.065131" calcext:value-type="float">
            <text:p>0.065131</text:p>
          </table:table-cell>
          <table:table-cell office:value-type="float" office:value="0.887683" calcext:value-type="float">
            <text:p>0.8876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06" calcext:value-type="float">
            <text:p>0.9606</text:p>
          </table:table-cell>
          <table:table-cell office:value-type="float" office:value="0.065064" calcext:value-type="float">
            <text:p>0.065064</text:p>
          </table:table-cell>
          <table:table-cell office:value-type="float" office:value="0.895394" calcext:value-type="float">
            <text:p>0.8953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6041" calcext:value-type="float">
            <text:p>0.966041</text:p>
          </table:table-cell>
          <table:table-cell office:value-type="float" office:value="0.065128" calcext:value-type="float">
            <text:p>0.065128</text:p>
          </table:table-cell>
          <table:table-cell office:value-type="float" office:value="0.900777" calcext:value-type="float">
            <text:p>0.9007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9089" calcext:value-type="float">
            <text:p>0.949089</text:p>
          </table:table-cell>
          <table:table-cell office:value-type="float" office:value="0.065033" calcext:value-type="float">
            <text:p>0.065033</text:p>
          </table:table-cell>
          <table:table-cell office:value-type="float" office:value="0.883921" calcext:value-type="float">
            <text:p>0.8839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5584" calcext:value-type="float">
            <text:p>0.995584</text:p>
          </table:table-cell>
          <table:table-cell office:value-type="float" office:value="0.065285" calcext:value-type="float">
            <text:p>0.065285</text:p>
          </table:table-cell>
          <table:table-cell office:value-type="float" office:value="0.930163" calcext:value-type="float">
            <text:p>0.9301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153" calcext:value-type="float">
            <text:p>0.975153</text:p>
          </table:table-cell>
          <table:table-cell office:value-type="float" office:value="0.06529" calcext:value-type="float">
            <text:p>0.06529</text:p>
          </table:table-cell>
          <table:table-cell office:value-type="float" office:value="0.909727" calcext:value-type="float">
            <text:p>0.9097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34496" calcext:value-type="float">
            <text:p>1.034496</text:p>
          </table:table-cell>
          <table:table-cell office:value-type="float" office:value="0.065048" calcext:value-type="float">
            <text:p>0.065048</text:p>
          </table:table-cell>
          <table:table-cell office:value-type="float" office:value="0.969313" calcext:value-type="float">
            <text:p>0.9693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9341" calcext:value-type="float">
            <text:p>0.979341</text:p>
          </table:table-cell>
          <table:table-cell office:value-type="float" office:value="0.065312" calcext:value-type="float">
            <text:p>0.065312</text:p>
          </table:table-cell>
          <table:table-cell office:value-type="float" office:value="0.913893" calcext:value-type="float">
            <text:p>0.9138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0902" calcext:value-type="float">
            <text:p>0.980902</text:p>
          </table:table-cell>
          <table:table-cell office:value-type="float" office:value="0.064981" calcext:value-type="float">
            <text:p>0.064981</text:p>
          </table:table-cell>
          <table:table-cell office:value-type="float" office:value="0.915791" calcext:value-type="float">
            <text:p>0.9157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7017" calcext:value-type="float">
            <text:p>0.987017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921778" calcext:value-type="float">
            <text:p>0.9217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4009" calcext:value-type="float">
            <text:p>0.964009</text:p>
          </table:table-cell>
          <table:table-cell office:value-type="float" office:value="0.065084" calcext:value-type="float">
            <text:p>0.065084</text:p>
          </table:table-cell>
          <table:table-cell office:value-type="float" office:value="0.898789" calcext:value-type="float">
            <text:p>0.8987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329" calcext:value-type="float">
            <text:p>1.01329</text:p>
          </table:table-cell>
          <table:table-cell office:value-type="float" office:value="0.065385" calcext:value-type="float">
            <text:p>0.065385</text:p>
          </table:table-cell>
          <table:table-cell office:value-type="float" office:value="0.94776" calcext:value-type="float">
            <text:p>0.947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3299" calcext:value-type="float">
            <text:p>0.953299</text:p>
          </table:table-cell>
          <table:table-cell office:value-type="float" office:value="0.065366" calcext:value-type="float">
            <text:p>0.065366</text:p>
          </table:table-cell>
          <table:table-cell office:value-type="float" office:value="0.887799" calcext:value-type="float">
            <text:p>0.8877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0901" calcext:value-type="float">
            <text:p>0.960901</text:p>
          </table:table-cell>
          <table:table-cell office:value-type="float" office:value="0.065054" calcext:value-type="float">
            <text:p>0.065054</text:p>
          </table:table-cell>
          <table:table-cell office:value-type="float" office:value="0.895713" calcext:value-type="float">
            <text:p>0.8957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0808" calcext:value-type="float">
            <text:p>0.960808</text:p>
          </table:table-cell>
          <table:table-cell office:value-type="float" office:value="0.065038" calcext:value-type="float">
            <text:p>0.065038</text:p>
          </table:table-cell>
          <table:table-cell office:value-type="float" office:value="0.895632" calcext:value-type="float">
            <text:p>0.8956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52" calcext:value-type="float">
            <text:p>0.97452</text:p>
          </table:table-cell>
          <table:table-cell office:value-type="float" office:value="0.065301" calcext:value-type="float">
            <text:p>0.065301</text:p>
          </table:table-cell>
          <table:table-cell office:value-type="float" office:value="0.90908" calcext:value-type="float">
            <text:p>0.909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5138" calcext:value-type="float">
            <text:p>0.965138</text:p>
          </table:table-cell>
          <table:table-cell office:value-type="float" office:value="0.065017" calcext:value-type="float">
            <text:p>0.065017</text:p>
          </table:table-cell>
          <table:table-cell office:value-type="float" office:value="0.899985" calcext:value-type="float">
            <text:p>0.8999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871" calcext:value-type="float">
            <text:p>0.946871</text:p>
          </table:table-cell>
          <table:table-cell office:value-type="float" office:value="0.06503" calcext:value-type="float">
            <text:p>0.06503</text:p>
          </table:table-cell>
          <table:table-cell office:value-type="float" office:value="0.881707" calcext:value-type="float">
            <text:p>0.8817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801" calcext:value-type="float">
            <text:p>0.974801</text:p>
          </table:table-cell>
          <table:table-cell office:value-type="float" office:value="0.065297" calcext:value-type="float">
            <text:p>0.065297</text:p>
          </table:table-cell>
          <table:table-cell office:value-type="float" office:value="0.90937" calcext:value-type="float">
            <text:p>0.909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615" calcext:value-type="float">
            <text:p>0.963615</text:p>
          </table:table-cell>
          <table:table-cell office:value-type="float" office:value="0.065044" calcext:value-type="float">
            <text:p>0.065044</text:p>
          </table:table-cell>
          <table:table-cell office:value-type="float" office:value="0.898436" calcext:value-type="float">
            <text:p>0.8984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223" calcext:value-type="float">
            <text:p>0.973223</text:p>
          </table:table-cell>
          <table:table-cell office:value-type="float" office:value="0.065352" calcext:value-type="float">
            <text:p>0.065352</text:p>
          </table:table-cell>
          <table:table-cell office:value-type="float" office:value="0.907728" calcext:value-type="float">
            <text:p>0.9077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9009" calcext:value-type="float">
            <text:p>0.949009</text:p>
          </table:table-cell>
          <table:table-cell office:value-type="float" office:value="0.065058" calcext:value-type="float">
            <text:p>0.065058</text:p>
          </table:table-cell>
          <table:table-cell office:value-type="float" office:value="0.883815" calcext:value-type="float">
            <text:p>0.8838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3001" calcext:value-type="float">
            <text:p>0.993001</text:p>
          </table:table-cell>
          <table:table-cell office:value-type="float" office:value="0.06491" calcext:value-type="float">
            <text:p>0.06491</text:p>
          </table:table-cell>
          <table:table-cell office:value-type="float" office:value="0.927962" calcext:value-type="float">
            <text:p>0.9279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553978829882" calcext:value-type="float">
            <text:p>3.15553978829882</text:p>
          </table:table-cell>
          <table:table-cell office:value-type="float" office:value="0.0139471347090252" calcext:value-type="float">
            <text:p>0.013947134709025</text:p>
          </table:table-cell>
          <table:table-cell table:number-columns-repeated="8"/>
        </table:table-row>
        <table:table-row table:style-name="ro1">
          <table:table-cell office:value-type="float" office:value="1.006539" calcext:value-type="float">
            <text:p>1.006539</text:p>
          </table:table-cell>
          <table:table-cell office:value-type="float" office:value="0.065059" calcext:value-type="float">
            <text:p>0.065059</text:p>
          </table:table-cell>
          <table:table-cell office:value-type="float" office:value="0.941344" calcext:value-type="float">
            <text:p>0.941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945" calcext:value-type="float">
            <text:p>0.974945</text:p>
          </table:table-cell>
          <table:table-cell office:value-type="float" office:value="0.065286" calcext:value-type="float">
            <text:p>0.065286</text:p>
          </table:table-cell>
          <table:table-cell office:value-type="float" office:value="0.909522" calcext:value-type="float">
            <text:p>0.9095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7039" calcext:value-type="float">
            <text:p>0.977039</text:p>
          </table:table-cell>
          <table:table-cell office:value-type="float" office:value="0.065277" calcext:value-type="float">
            <text:p>0.065277</text:p>
          </table:table-cell>
          <table:table-cell office:value-type="float" office:value="0.911623" calcext:value-type="float">
            <text:p>0.9116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7905" calcext:value-type="float">
            <text:p>0.977905</text:p>
          </table:table-cell>
          <table:table-cell office:value-type="float" office:value="0.064957" calcext:value-type="float">
            <text:p>0.064957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977" calcext:value-type="float">
            <text:p>0.975977</text:p>
          </table:table-cell>
          <table:table-cell office:value-type="float" office:value="0.065313" calcext:value-type="float">
            <text:p>0.065313</text:p>
          </table:table-cell>
          <table:table-cell office:value-type="float" office:value="0.910525" calcext:value-type="float">
            <text:p>0.9105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525" calcext:value-type="float">
            <text:p>0.983525</text:p>
          </table:table-cell>
          <table:table-cell office:value-type="float" office:value="0.065283" calcext:value-type="float">
            <text:p>0.065283</text:p>
          </table:table-cell>
          <table:table-cell office:value-type="float" office:value="0.918104" calcext:value-type="float">
            <text:p>0.9181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4:29:29.286743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0T14:31:17.297707378</dc:date>
    <meta:editing-duration>PT13M55S</meta:editing-duration>
    <meta:editing-cycles>4</meta:editing-cycles>
    <meta:generator>LibreOffice/6.4.6.2$Linux_X86_64 LibreOffice_project/40$Build-2</meta:generator>
    <meta:document-statistic meta:table-count="1" meta:cell-count="215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6cm" chart:style-name="ch2">
          <text:p>Average total execution time</text:p>
        </chart:title>
        <chart:subtitle svg:x="6.448cm" svg:y="1.275cm" chart:style-name="ch3">
          <text:p>Sample size: 100</text:p>
        </chart:subtitle>
        <chart:legend chart:legend-position="end" svg:x="12.44cm" svg:y="4.201cm" style:legend-expansion="high" chart:style-name="ch4"/>
        <chart:plot-area chart:style-name="ch5" table:cell-range-address="'cuda-results'.J15:'cuda-results'.K17 'cuda-results'.K14:'cuda-results'.K14" chart:data-source-has-labels="both" svg:x="1.331cm" svg:y="2.138cm" svg:width="10.789cm" svg:height="5.701cm">
          <chartooo:coordinate-region svg:x="2.243cm" svg:y="2.337cm" svg:width="9.877cm" svg:height="4.855cm"/>
          <chart:axis chart:dimension="x" chart:name="primary-x" chart:style-name="ch6" chartooo:axis-type="auto">
            <chartooo:date-scale/>
            <chart:title svg:x="5.702cm" svg:y="8.019cm" chart:style-name="ch7">
              <text:p># of iterations</text:p>
            </chart:title>
            <chart:categories table:cell-range-address="'cuda-results'.J15:'cuda-results'.J17"/>
          </chart:axis>
          <chart:axis chart:dimension="y" chart:name="primary-y" chart:style-name="ch8">
            <chart:title svg:x="0.451cm" svg:y="5.627cm" chart:style-name="ch9">
              <text:p>Time (s)</text:p>
            </chart:title>
            <chart:grid chart:style-name="ch10" chart:class="major"/>
          </chart:axis>
          <chart:series chart:style-name="ch11" chart:values-cell-range-address="'cuda-results'.K15:'cuda-results'.K17" chart:label-cell-address="'cuda-results'.K14:'cuda-results'.K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otal time</text:p>
                <draw:g>
                  <svg:desc>'cuda-results'.K14:'cuda-results'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4M</text:p>
                <draw:g>
                  <svg:desc>'cuda-results'.J15:'cuda-results'.J17</svg:desc>
                </draw:g>
              </table:table-cell>
              <table:table-cell office:value-type="float" office:value="0.93200398">
                <text:p>0.93200398</text:p>
                <draw:g>
                  <svg:desc>'cuda-results'.K15:'cuda-results'.K17</svg:desc>
                </draw:g>
              </table:table-cell>
            </table:table-row>
            <table:table-row>
              <table:table-cell office:value-type="string">
                <text:p>48M</text:p>
              </table:table-cell>
              <table:table-cell office:value-type="float" office:value="0.94649896">
                <text:p>0.94649896</text:p>
              </table:table-cell>
            </table:table-row>
            <table:table-row>
              <table:table-cell office:value-type="string">
                <text:p>96M</text:p>
              </table:table-cell>
              <table:table-cell office:value-type="float" office:value="0.97706601">
                <text:p>0.97706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Average calculation time</text:p>
        </chart:title>
        <chart:subtitle svg:x="6.448cm" svg:y="1.275cm" chart:style-name="ch3">
          <text:p>Sample size: 100</text:p>
        </chart:subtitle>
        <chart:legend chart:legend-position="end" svg:x="11.461cm" svg:y="4.201cm" style:legend-expansion="high" chart:style-name="ch4"/>
        <chart:plot-area chart:style-name="ch5" table:cell-range-address="'cuda-results'.J21:'cuda-results'.K23 'cuda-results'.K20:'cuda-results'.K20" chart:data-source-has-labels="both" svg:x="1.331cm" svg:y="2.138cm" svg:width="9.81cm" svg:height="5.701cm">
          <chartooo:coordinate-region svg:x="2.243cm" svg:y="2.338cm" svg:width="8.898cm" svg:height="4.854cm"/>
          <chart:axis chart:dimension="x" chart:name="primary-x" chart:style-name="ch6" chartooo:axis-type="auto">
            <chartooo:date-scale/>
            <chart:title svg:x="5.213cm" svg:y="8.019cm" chart:style-name="ch7">
              <text:p># of iterations</text:p>
            </chart:title>
            <chart:categories table:cell-range-address="'cuda-results'.J21:'cuda-results'.J23"/>
          </chart:axis>
          <chart:axis chart:dimension="y" chart:name="primary-y" chart:style-name="ch8">
            <chart:title svg:x="0.451cm" svg:y="6.434cm" chart:style-name="ch9">
              <text:p>Calculation time (s)</text:p>
            </chart:title>
            <chart:grid chart:style-name="ch10" chart:class="major"/>
          </chart:axis>
          <chart:series chart:style-name="ch11" chart:values-cell-range-address="'cuda-results'.K21:'cuda-results'.K23" chart:label-cell-address="'cuda-results'.K20:'cuda-results'.K2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calculation time</text:p>
                <draw:g>
                  <svg:desc>'cuda-results'.K20:'cuda-results'.K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4M</text:p>
                <draw:g>
                  <svg:desc>'cuda-results'.J21:'cuda-results'.J23</svg:desc>
                </draw:g>
              </table:table-cell>
              <table:table-cell office:value-type="float" office:value="0.0163532">
                <text:p>0.0163532</text:p>
                <draw:g>
                  <svg:desc>'cuda-results'.K21:'cuda-results'.K23</svg:desc>
                </draw:g>
              </table:table-cell>
            </table:table-row>
            <table:table-row>
              <table:table-cell office:value-type="string">
                <text:p>48M</text:p>
              </table:table-cell>
              <table:table-cell office:value-type="float" office:value="0.03263563">
                <text:p>0.03263563</text:p>
              </table:table-cell>
            </table:table-row>
            <table:table-row>
              <table:table-cell office:value-type="string">
                <text:p>96M</text:p>
              </table:table-cell>
              <table:table-cell office:value-type="float" office:value="0.0651644">
                <text:p>0.06516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